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top" draw:auto-grow-height="false" fo:min-height="27.45cm" fo:min-width="18.5cm"/>
    </style:style>
    <style:style style:name="gr2" style:family="graphic" style:parent-style-name="objectwithoutfill">
      <style:graphic-properties svg:stroke-width="0.053cm" svg:stroke-color="#ff7b59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color="#3faf46" draw:fill-color="#3faf46" draw:textarea-horizontal-align="justify" draw:textarea-vertical-align="middle" draw:auto-grow-height="false" fo:min-height="0.938cm" fo:min-width="1.201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55cm" fo:min-width="11.7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1.55cm" fo:min-width="11.2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1.15cm" fo:min-width="11.2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45cm" fo:min-width="12.5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45cm" fo:min-width="12.8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1.95cm" fo:min-width="11.2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1.55cm" fo:min-width="11.228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15cm" fo:min-width="11.228cm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.95cm" fo:min-width="11.228cm"/>
    </style:style>
    <style:style style:name="gr13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4" style:family="graphic" style:parent-style-name="standard">
      <style:graphic-properties svg:stroke-color="#ffffff" draw:fill-color="#81d41a" draw:textarea-horizontal-align="justify" draw:textarea-vertical-align="middle" draw:auto-grow-height="false" fo:min-height="0.742cm" fo:min-width="3.49cm"/>
    </style:style>
    <style:style style:name="gr15" style:family="graphic" style:parent-style-name="objectwithoutfill">
      <style:graphic-properties svg:stroke-width="0.081cm" draw:marker-start-width="0.322cm" draw:marker-end-width="0.322cm" draw:fill="solid" draw:textarea-vertical-align="middle" fo:padding-top="0.166cm" fo:padding-bottom="0.166cm" fo:padding-left="0.291cm" fo:padding-right="0.291cm"/>
    </style:style>
    <style:style style:name="gr16" style:family="graphic" style:parent-style-name="objectwithoutfill">
      <style:graphic-properties svg:stroke-width="0.106cm" svg:stroke-color="#355269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25cm" fo:min-width="11.2cm"/>
    </style:style>
    <style:style style:name="gr18" style:family="graphic" style:parent-style-name="standard">
      <style:graphic-properties svg:stroke-width="0.081cm" draw:marker-start-width="0.321cm" draw:marker-end-width="0.321cm" draw:textarea-vertical-align="middle" fo:padding-top="0.165cm" fo:padding-bottom="0.165cm" fo:padding-left="0.29cm" fo:padding-right="0.29cm"/>
    </style:style>
    <style:style style:name="gr19" style:family="graphic" style:parent-style-name="standard">
      <style:graphic-properties draw:fill-color="#ffffff" draw:opacity="0%" draw:textarea-horizontal-align="justify" draw:textarea-vertical-align="top" draw:auto-grow-height="false" fo:min-height="0.75cm" fo:min-width="6.7cm"/>
    </style:style>
    <style:style style:name="gr20" style:family="graphic" style:parent-style-name="standard">
      <style:graphic-properties draw:fill-color="#eeee11" draw:textarea-horizontal-align="justify" draw:textarea-vertical-align="middle" draw:auto-grow-height="false" fo:min-height="0.912cm" fo:min-width="2.101cm"/>
    </style:style>
    <style:style style:name="gr21" style:family="graphic" style:parent-style-name="standard">
      <style:graphic-properties svg:stroke-color="#afd095" draw:fill-color="#5eb91e" draw:textarea-horizontal-align="justify" draw:textarea-vertical-align="middle" draw:auto-grow-height="false" fo:min-height="0.912cm" fo:min-width="2.101cm"/>
    </style:style>
    <style:style style:name="gr22" style:family="graphic" style:parent-style-name="standard">
      <style:graphic-properties draw:fill-color="#5eb91e" draw:textarea-horizontal-align="justify" draw:textarea-vertical-align="middle" draw:auto-grow-height="false" fo:min-height="0.95cm" fo:min-width="3.8cm"/>
    </style:style>
    <style:style style:name="gr23" style:family="graphic" style:parent-style-name="standard">
      <style:graphic-properties draw:fill-color="#5eb91e" draw:textarea-horizontal-align="justify" draw:textarea-vertical-align="middle" draw:auto-grow-height="false" fo:min-height="0.833cm" fo:min-width="6.6cm"/>
    </style:style>
    <style:style style:name="gr24" style:family="graphic" style:parent-style-name="standard">
      <style:graphic-properties svg:stroke-color="#ffffff" draw:fill="solid" draw:fill-color="#bbe33d" draw:textarea-horizontal-align="justify" draw:textarea-vertical-align="middle" draw:auto-grow-height="false" fo:min-height="0.651cm" fo:min-width="2.178cm"/>
    </style:style>
    <style:style style:name="gr25" style:family="graphic" style:parent-style-name="objectwithoutfill">
      <style:graphic-properties svg:stroke-width="0.053cm" svg:stroke-color="#5eb91e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6" style:family="graphic" style:parent-style-name="standard">
      <style:graphic-properties draw:fill-color="#5eb91e" draw:textarea-horizontal-align="justify" draw:textarea-vertical-align="middle" draw:auto-grow-height="false" fo:min-height="1.294cm" fo:min-width="2.034cm"/>
    </style:style>
    <style:style style:name="gr27" style:family="graphic" style:parent-style-name="standard">
      <style:graphic-properties draw:fill-color="#e6e905" draw:textarea-horizontal-align="justify" draw:textarea-vertical-align="middle" draw:auto-grow-height="false" fo:min-height="1.45cm" fo:min-width="1.15cm"/>
    </style:style>
    <style:style style:name="gr28" style:family="graphic" style:parent-style-name="standard">
      <style:graphic-properties draw:fill-color="#b4c7dc" draw:textarea-horizontal-align="justify" draw:textarea-vertical-align="top" draw:auto-grow-height="false" fo:min-height="6.35cm" fo:min-width="11.6cm"/>
    </style:style>
    <style:style style:name="gr29" style:family="graphic" style:parent-style-name="objectwithoutfill">
      <style:graphic-properties svg:stroke-width="0.081cm" svg:stroke-color="#5eb91e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0" style:family="graphic" style:parent-style-name="standard">
      <style:graphic-properties draw:fill-color="#ffffff" draw:textarea-horizontal-align="justify" draw:textarea-vertical-align="top" draw:auto-grow-height="false" fo:min-height="0.55cm" fo:min-width="18.5cm"/>
    </style:style>
    <style:style style:name="gr31" style:family="graphic" style:parent-style-name="standard">
      <style:graphic-properties draw:fill-color="#ffffff" draw:textarea-horizontal-align="justify" draw:textarea-vertical-align="top" draw:auto-grow-height="false" fo:min-height="5.15cm" fo:min-width="18.5cm"/>
    </style:style>
    <style:style style:name="gr32" style:family="graphic" style:parent-style-name="standard">
      <style:graphic-properties svg:stroke-color="#afd095" draw:fill-color="#5eb91e" draw:textarea-horizontal-align="justify" draw:textarea-vertical-align="middle" draw:auto-grow-height="false" fo:min-height="0.331cm" fo:min-width="1.1cm"/>
    </style:style>
    <style:style style:name="gr33" style:family="graphic" style:parent-style-name="standard">
      <style:graphic-properties draw:textarea-horizontal-align="justify" draw:textarea-vertical-align="top" draw:auto-grow-height="false" fo:min-height="1.55cm" fo:min-width="5.2cm"/>
    </style:style>
    <style:style style:name="gr34" style:family="graphic" style:parent-style-name="standard">
      <style:graphic-properties draw:textarea-horizontal-align="justify" draw:textarea-vertical-align="middle" draw:auto-grow-height="false" fo:min-height="2.651cm" fo:min-width="3.758cm"/>
    </style:style>
    <style:style style:name="gr35" style:family="graphic" style:parent-style-name="standard">
      <style:graphic-properties draw:fill-color="#e6e905" draw:textarea-horizontal-align="justify" draw:textarea-vertical-align="middle" draw:auto-grow-height="false" fo:min-height="1.5cm" fo:min-width="1.25cm"/>
    </style:style>
    <style:style style:name="gr36" style:family="graphic" style:parent-style-name="standard">
      <style:graphic-properties draw:fill-color="#ff7b59" draw:textarea-horizontal-align="justify" draw:textarea-vertical-align="middle" draw:auto-grow-height="false" fo:min-height="0.738cm" fo:min-width="3.92cm"/>
    </style:style>
    <style:style style:name="gr37" style:family="graphic" style:parent-style-name="objectwithoutfill">
      <style:graphic-properties svg:stroke-width="0.081cm" svg:stroke-color="#ff7b59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8" style:family="graphic" style:parent-style-name="standard">
      <style:graphic-properties draw:fill-color="#bbe33d" draw:textarea-horizontal-align="justify" draw:textarea-vertical-align="top" draw:auto-grow-height="false" fo:min-height="2.25cm" fo:min-width="5.5cm"/>
    </style:style>
    <style:style style:name="gr39" style:family="graphic" style:parent-style-name="standard">
      <style:graphic-properties draw:fill-color="#ffde59" draw:textarea-horizontal-align="justify" draw:textarea-vertical-align="top" draw:auto-grow-height="false" fo:min-height="5.75cm" fo:min-width="5.2cm"/>
    </style:style>
    <style:style style:name="gr40" style:family="graphic" style:parent-style-name="objectwithoutfill">
      <style:graphic-properties svg:stroke-width="0.053cm" svg:stroke-color="#ffd428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41" style:family="graphic" style:parent-style-name="standard">
      <style:graphic-properties draw:fill-color="#ffa6a6" draw:textarea-horizontal-align="justify" draw:textarea-vertical-align="top" draw:auto-grow-height="false" fo:min-height="3.35cm" fo:min-width="5.2cm"/>
    </style:style>
    <style:style style:name="gr42" style:family="graphic" style:parent-style-name="standard">
      <style:graphic-properties draw:fill-color="#ffffff" draw:textarea-horizontal-align="justify" draw:textarea-vertical-align="top" draw:auto-grow-height="false" fo:min-height="2.85cm" fo:min-width="18.5cm"/>
    </style:style>
    <style:style style:name="gr43" style:family="graphic" style:parent-style-name="standard">
      <style:graphic-properties draw:fill-color="#77bc65" draw:textarea-horizontal-align="justify" draw:textarea-vertical-align="middle" draw:auto-grow-height="false" fo:min-height="3.951cm" fo:min-width="3.322cm"/>
    </style:style>
    <style:style style:name="gr44" style:family="graphic" style:parent-style-name="standard">
      <style:graphic-properties draw:fill-color="#77bc65" draw:textarea-horizontal-align="justify" draw:textarea-vertical-align="middle" draw:auto-grow-height="false" fo:min-height="3.951cm" fo:min-width="5.592cm"/>
    </style:style>
    <style:style style:name="gr45" style:family="graphic" style:parent-style-name="standard">
      <style:graphic-properties svg:stroke-color="#acb20c" draw:fill-color="#e6e905" draw:textarea-horizontal-align="justify" draw:textarea-vertical-align="middle" draw:auto-grow-height="false" fo:min-height="1.55cm" fo:min-width="1.3cm"/>
    </style:style>
    <style:style style:name="gr46" style:family="graphic" style:parent-style-name="standard">
      <style:graphic-properties svg:stroke-color="#ffffff" draw:fill="solid" draw:fill-color="#ffb66c" draw:opacity="100%" draw:textarea-horizontal-align="justify" draw:textarea-vertical-align="middle" draw:auto-grow-height="false" fo:min-height="2.651cm" fo:min-width="2.546cm"/>
    </style:style>
    <style:style style:name="gr47" style:family="graphic" style:parent-style-name="standard">
      <style:graphic-properties svg:stroke-color="#ffffff" draw:fill="solid" draw:fill-color="#77bc65" draw:opacity="100%" draw:textarea-horizontal-align="justify" draw:textarea-vertical-align="middle" draw:auto-grow-height="false" fo:min-height="2.651cm" fo:min-width="2.546cm"/>
    </style:style>
    <style:style style:name="gr48" style:family="graphic" style:parent-style-name="standard">
      <style:graphic-properties svg:stroke-width="0.053cm" svg:stroke-color="#77bc65" draw:marker-start-width="0.279cm" draw:marker-end-width="0.279cm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fill="solid" draw:fill-color="#77bc65" draw:opacity="100%" draw:textarea-horizontal-align="justify" draw:textarea-vertical-align="middle" draw:auto-grow-height="false" fo:min-height="2.651cm" fo:min-width="2.426cm"/>
    </style:style>
    <style:style style:name="gr50" style:family="graphic" style:parent-style-name="standard">
      <style:graphic-properties draw:fill-color="#77bc65" draw:textarea-horizontal-align="justify" draw:textarea-vertical-align="top" draw:auto-grow-height="false" fo:min-height="1.45cm" fo:min-width="8.1cm"/>
    </style:style>
    <style:style style:name="gr51" style:family="graphic" style:parent-style-name="standard">
      <style:graphic-properties svg:stroke-width="0.053cm" svg:stroke-color="#e6e905" draw:marker-start-width="0.279cm" draw:marker-end-width="0.279cm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ffb66c" draw:marker-start-width="0.279cm" draw:marker-end-width="0.279cm" draw:textarea-vertical-align="middle" fo:padding-top="0.151cm" fo:padding-bottom="0.151cm" fo:padding-left="0.276cm" fo:padding-right="0.276cm"/>
    </style:style>
    <style:style style:name="gr53" style:family="graphic" style:parent-style-name="standard">
      <style:graphic-properties draw:fill-color="#ff7b59" draw:textarea-horizontal-align="justify" draw:textarea-vertical-align="middle" draw:auto-grow-height="false" fo:min-height="1.302cm" fo:min-width="4.37cm"/>
    </style:style>
    <style:style style:name="gr54" style:family="graphic" style:parent-style-name="standard">
      <style:graphic-properties svg:stroke-width="0.053cm" svg:stroke-color="#ff5429" draw:marker-start-width="0.279cm" draw:marker-end-width="0.279cm" draw:textarea-vertical-align="middle" fo:padding-top="0.151cm" fo:padding-bottom="0.151cm" fo:padding-left="0.276cm" fo:padding-right="0.276cm"/>
    </style:style>
    <style:style style:name="gr55" style:family="graphic" style:parent-style-name="standard">
      <style:graphic-properties draw:fill-color="#77bc65" draw:textarea-horizontal-align="justify" draw:textarea-vertical-align="top" draw:auto-grow-height="false" fo:min-height="1.05cm" fo:min-width="8.1cm"/>
    </style:style>
    <style:style style:name="gr56" style:family="graphic" style:parent-style-name="standard">
      <style:graphic-properties svg:stroke-width="0.053cm" svg:stroke-color="#3faf46" draw:marker-start-width="0.279cm" draw:marker-end-width="0.279cm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draw:fill-color="#77bc65" draw:textarea-horizontal-align="justify" draw:textarea-vertical-align="top" draw:auto-grow-height="false" fo:min-height="1.75cm" fo:min-width="9.3cm"/>
    </style:style>
    <style:style style:name="gr58" style:family="graphic" style:parent-style-name="standard">
      <style:graphic-properties draw:fill-color="#77bc65" draw:textarea-horizontal-align="justify" draw:textarea-vertical-align="bottom" draw:auto-grow-height="false" fo:min-height="2.865cm" fo:min-width="8.051cm"/>
    </style:style>
    <style:style style:name="gr59" style:family="graphic" style:parent-style-name="standard">
      <style:graphic-properties svg:stroke-width="0.081cm" svg:stroke-color="#77bc65" draw:marker-start-width="0.321cm" draw:marker-end-width="0.321cm" draw:textarea-vertical-align="middle" fo:padding-top="0.165cm" fo:padding-bottom="0.165cm" fo:padding-left="0.29cm" fo:padding-right="0.29cm"/>
    </style:style>
    <style:style style:name="gr60" style:family="graphic" style:parent-style-name="standard">
      <style:graphic-properties draw:fill-color="#ffb66c" draw:textarea-horizontal-align="justify" draw:textarea-vertical-align="top" draw:auto-grow-height="false" fo:min-height="1.75cm" fo:min-width="5.2cm"/>
    </style:style>
    <style:style style:name="gr61" style:family="graphic" style:parent-style-name="standard">
      <style:graphic-properties draw:fill-color="#77bc65" draw:textarea-horizontal-align="justify" draw:textarea-vertical-align="middle" draw:auto-grow-height="false" fo:min-height="1.251cm" fo:min-width="2.132cm"/>
    </style:style>
    <style:style style:name="gr62" style:family="graphic" style:parent-style-name="standard">
      <style:graphic-properties draw:fill-color="#ffb66c" draw:textarea-horizontal-align="justify" draw:textarea-vertical-align="top" draw:auto-grow-height="false" fo:min-height="1.55cm" fo:min-width="9.8cm"/>
    </style:style>
    <style:style style:name="gr63" style:family="graphic" style:parent-style-name="standard">
      <style:graphic-properties draw:fill-color="#ffb66c" draw:textarea-horizontal-align="justify" draw:textarea-vertical-align="top" draw:auto-grow-height="false" fo:min-height="1.05cm" fo:min-width="8.1cm"/>
    </style:style>
    <style:style style:name="gr64" style:family="graphic" style:parent-style-name="standard">
      <style:graphic-properties draw:fill-color="#77bc65" draw:textarea-horizontal-align="justify" draw:textarea-vertical-align="middle" draw:auto-grow-height="false" fo:min-height="1.251cm" fo:min-width="1.392cm"/>
    </style:style>
    <style:style style:name="gr65" style:family="graphic" style:parent-style-name="standard">
      <style:graphic-properties draw:fill-color="#77bc65" draw:textarea-horizontal-align="justify" draw:textarea-vertical-align="middle" draw:auto-grow-height="false" fo:min-height="1.251cm" fo:min-width="1.556cm"/>
    </style:style>
    <style:style style:name="gr66" style:family="graphic" style:parent-style-name="standard">
      <style:graphic-properties draw:fill-color="#77bc65" draw:textarea-horizontal-align="justify" draw:textarea-vertical-align="top" draw:auto-grow-height="false" fo:min-height="1.05cm" fo:min-width="9.8cm"/>
    </style:style>
    <style:style style:name="gr67" style:family="graphic" style:parent-style-name="standard">
      <style:graphic-properties svg:stroke-width="0.053cm" svg:stroke-color="#ff972f" draw:marker-start-width="0.279cm" draw:marker-end-width="0.279cm" draw:textarea-vertical-align="middle" fo:padding-top="0.151cm" fo:padding-bottom="0.151cm" fo:padding-left="0.276cm" fo:padding-right="0.276cm"/>
    </style:style>
    <style:style style:name="gr68" style:family="graphic" style:parent-style-name="standard">
      <style:graphic-properties draw:fill-color="#ffffff" draw:textarea-horizontal-align="justify" draw:textarea-vertical-align="top" draw:auto-grow-height="false" fo:min-height="4.35cm" fo:min-width="18.5cm"/>
    </style:style>
    <style:style style:name="gr69" style:family="graphic" style:parent-style-name="standard">
      <style:graphic-properties draw:fill-color="#77bc65" draw:textarea-horizontal-align="justify" draw:textarea-vertical-align="top" draw:auto-grow-height="false" fo:min-height="1.45cm" fo:min-width="9.3cm"/>
    </style:style>
    <style:style style:name="gr70" style:family="graphic" style:parent-style-name="standard">
      <style:graphic-properties draw:fill-color="#e6e905" draw:textarea-horizontal-align="justify" draw:textarea-vertical-align="middle" draw:auto-grow-height="false" fo:min-height="1.1cm" fo:min-width="2cm"/>
    </style:style>
    <style:style style:name="gr71" style:family="graphic" style:parent-style-name="standard">
      <style:graphic-properties draw:fill-color="#77bc65" draw:textarea-horizontal-align="justify" draw:textarea-vertical-align="top" draw:auto-grow-height="false" fo:min-height="1.05cm" fo:min-width="9.3cm"/>
    </style:style>
    <style:style style:name="gr72" style:family="graphic" style:parent-style-name="standard">
      <style:graphic-properties draw:fill-color="#ffffff" draw:textarea-horizontal-align="justify" draw:textarea-vertical-align="top" draw:auto-grow-height="false" fo:min-height="1.85cm" fo:min-width="18.5cm"/>
    </style:style>
    <style:style style:name="gr73" style:family="graphic" style:parent-style-name="standard">
      <style:graphic-properties draw:fill-color="#ffffff" draw:textarea-horizontal-align="justify" draw:textarea-vertical-align="top" draw:auto-grow-height="false" fo:min-height="3.35cm" fo:min-width="18.5cm"/>
    </style:style>
    <style:style style:name="gr74" style:family="graphic" style:parent-style-name="standard">
      <style:graphic-properties draw:fill-color="#ffffff" draw:textarea-horizontal-align="justify" draw:textarea-vertical-align="top" draw:auto-grow-height="false" fo:min-height="2.35cm" fo:min-width="18.5cm"/>
    </style:style>
    <style:style style:name="P1" style:family="paragraph">
      <style:paragraph-properties fo:line-height="150%" fo:text-align="center"/>
    </style:style>
    <style:style style:name="P2" style:family="paragraph">
      <style:paragraph-properties fo:line-height="150%" fo:text-align="start"/>
    </style:style>
    <style:style style:name="P3" style:family="paragraph">
      <loext:graphic-properties draw:fill-color="#ffffff"/>
      <style:paragraph-properties fo:line-height="150%"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-color="#3faf46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9" style:family="paragraph">
      <loext:graphic-properties draw:fill-color="#81d41a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10" style:family="paragraph">
      <loext:graphic-properties draw:fill-color="#ffffff" draw:opacity="0%"/>
      <style:paragraph-properties fo:line-height="150%" fo:text-align="start"/>
    </style:style>
    <style:style style:name="P11" style:family="paragraph">
      <loext:graphic-properties draw:fill-color="#eeee11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-color="#5eb91e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3" style:family="paragraph">
      <loext:graphic-properties draw:fill-color="#5eb91e"/>
      <style:paragraph-properties fo:text-align="center"/>
      <style:text-properties fo:color="#ffffff" fo:font-size="12pt" style:font-size-asian="12pt" style:font-size-complex="12pt"/>
    </style:style>
    <style:style style:name="P14" style:family="paragraph">
      <loext:graphic-properties draw:fill="solid" draw:fill-color="#bbe33d"/>
      <style:paragraph-properties fo:text-align="center"/>
      <style:text-properties fo:color="#ffffff" fo:font-size="12pt" fo:font-weight="bold" style:font-size-asian="12pt" style:font-weight-asian="bold" style:font-size-complex="12pt" style:font-weight-complex="bold"/>
    </style:style>
    <style:style style:name="P15" style:family="paragraph">
      <loext:graphic-properties draw:fill-color="#5eb91e"/>
      <style:paragraph-properties fo:text-align="center"/>
      <style:text-properties fo:color="#ffffff" fo:font-weight="bold" style:font-weight-asian="bold" style:font-weight-complex="bold"/>
    </style:style>
    <style:style style:name="P16" style:family="paragraph">
      <loext:graphic-properties draw:fill-color="#e6e905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7" style:family="paragraph">
      <loext:graphic-properties draw:fill-color="#b4c7dc"/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P18" style:family="paragraph">
      <loext:graphic-properties draw:fill-color="#5eb91e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19" style:family="paragraph"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0" style:family="paragraph"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P21" style:family="paragraph">
      <loext:graphic-properties draw:fill-color="#e6e905"/>
      <style:paragraph-properties fo:text-align="center"/>
      <style:text-properties fo:font-size="9pt" style:font-size-asian="9pt" style:font-size-complex="9pt"/>
    </style:style>
    <style:style style:name="P22" style:family="paragraph">
      <loext:graphic-properties draw:fill-color="#ff7b59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23" style:family="paragraph">
      <loext:graphic-properties draw:fill-color="#bbe33d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4" style:family="paragraph">
      <loext:graphic-properties draw:fill-color="#ffde59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5" style:family="paragraph">
      <loext:graphic-properties draw:fill-color="#ffa6a6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26" style:family="paragraph">
      <loext:graphic-properties draw:fill-color="#ffffff"/>
      <style:paragraph-properties fo:line-height="150%" fo:text-align="center"/>
      <style:text-properties fo:font-size="18pt"/>
    </style:style>
    <style:style style:name="P27" style:family="paragraph"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8" style:family="paragraph">
      <loext:graphic-properties draw:fill-color="#77bc65"/>
      <style:paragraph-properties fo:text-align="start"/>
      <style:text-properties fo:font-size="10pt" fo:font-weight="bold" style:font-size-asian="10pt" style:font-weight-asian="bold" style:font-size-complex="10pt" style:font-weight-complex="bold"/>
    </style:style>
    <style:style style:name="P29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0" style:family="paragraph">
      <loext:graphic-properties draw:fill-color="#e6e90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1" style:family="paragraph">
      <style:paragraph-properties fo:text-align="start"/>
      <style:text-properties fo:font-size="9pt" style:font-size-asian="9pt" style:font-size-complex="9pt"/>
    </style:style>
    <style:style style:name="P32" style:family="paragraph">
      <loext:graphic-properties draw:fill="solid" draw:fill-color="#ffb66c" draw:opacity="100%"/>
      <style:paragraph-properties fo:text-align="start"/>
      <style:text-properties fo:font-size="9pt" style:font-size-asian="9pt" style:font-size-complex="9pt"/>
    </style:style>
    <style:style style:name="P33" style:family="paragraph">
      <loext:graphic-properties draw:fill="solid" draw:fill-color="#77bc65" draw:opacity="100%"/>
      <style:paragraph-properties fo:text-align="start"/>
      <style:text-properties fo:font-size="9pt" style:font-size-asian="9pt" style:font-size-complex="9pt"/>
    </style:style>
    <style:style style:name="P34" style:family="paragraph">
      <loext:graphic-properties draw:fill-color="#77bc65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5" style:family="paragraph">
      <loext:graphic-properties draw:fill-color="#ff7b59"/>
      <style:paragraph-properties fo:text-align="start"/>
      <style:text-properties fo:font-size="9pt" style:font-size-asian="9pt" style:font-size-complex="9pt"/>
    </style:style>
    <style:style style:name="P36" style:family="paragraph">
      <style:paragraph-properties fo:margin-left="0cm" fo:margin-right="0cm" fo:margin-top="0cm" fo:margin-bottom="0cm" fo:line-height="100%" fo:text-align="center" fo:text-indent="0cm"/>
      <style:text-properties fo:font-size="10pt" fo:font-weight="bold" style:font-size-asian="10pt" style:font-weight-asian="bold" style:font-size-complex="10pt" style:font-weight-complex="bold"/>
    </style:style>
    <style:style style:name="P37" style:family="paragraph">
      <loext:graphic-properties draw:fill-color="#77bc65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38" style:family="paragraph">
      <loext:graphic-properties draw:fill-color="#ffb66c"/>
      <style:paragraph-properties fo:text-align="start"/>
      <style:text-properties fo:font-size="9pt" fo:font-weight="bold" style:font-size-asian="9pt" style:font-weight-asian="bold" style:font-size-complex="9pt" style:font-weight-complex="bold"/>
    </style:style>
    <style:style style:name="P39" style:family="paragraph">
      <loext:graphic-properties draw:fill-color="#77bc65"/>
      <style:paragraph-properties fo:text-align="center"/>
    </style:style>
    <style:style style:name="P40" style:family="paragraph">
      <style:paragraph-properties fo:text-align="center"/>
      <style:text-properties fo:font-weight="bold" style:font-weight-asian="bold" style:font-weight-complex="bold"/>
    </style:style>
    <style:style style:name="P41" style:family="paragraph">
      <style:paragraph-properties fo:line-height="150%" fo:text-align="center"/>
      <style:text-properties fo:font-size="1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weight="normal" style:font-size-asian="10pt" style:font-weight-asian="normal" style:font-size-complex="10pt" style:font-weight-complex="normal"/>
    </style:style>
    <style:style style:name="T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6" style:family="text">
      <style:text-properties fo:font-size="9pt" fo:font-weight="bold" style:font-size-asian="9pt" style:font-weight-asian="bold" style:font-size-complex="9pt" style:font-weight-complex="bold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9pt" fo:font-style="normal" fo:text-shadow="none" style:text-underline-style="none" fo:font-weight="normal" style:letter-kerning="true" style:font-name-asian="Microsoft YaHei" style:font-size-asian="9pt" style:font-style-asian="normal" style:font-weight-asian="normal" style:font-name-complex="Arial" style:font-size-complex="9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ffffff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ffff" fo:font-weight="bold" style:font-weight-asian="bold" style:font-weight-complex="bold"/>
    </style:style>
    <style:style style:name="T12" style:family="text">
      <style:text-properties fo:font-size="9pt" style:font-size-asian="9pt" style:font-size-complex="9pt"/>
    </style:style>
    <style:style style:name="T13" style:family="text">
      <style:text-properties fo:color="#ffffff"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drawing>
      <draw:page draw:name="page1" draw:style-name="dp1" draw:master-page-name="Default">
        <draw:custom-shape draw:style-name="gr1" draw:text-style-name="P3" draw:layer="layout" svg:width="19cm" svg:height="27.7cm" svg:x="1cm" svg:y="1cm">
          <text:p text:style-name="P1"><text:span text:style-name="T1">Feathers JS</text:span></text:p>
          <text:p text:style-name="P1"/>
          <text:p text:style-name="P2"><text:span text:style-name="T2">Summary</text:span></text:p>
          <text:p text:style-name="P2"><text:span text:style-name="T3">Feathers will allow connections and node access to a system it’s currently running on. This means we can have</text:span></text:p>
          <text:p text:style-name="P2"><text:span text:style-name="T3">interactive documents without the need for third party intervention saving, time, energy and excessive data usage costs.</text:span></text:p>
          <text:p text:style-name="P2"><text:span text:style-name="T3"/></text:p>
          <text:p text:style-name="P2"><text:span text:style-name="T2">Documentation Index</text:span></text:p>
          <text:list text:style-name="L1">
            <text:list-item>
              <text:p text:style-name="P2"><text:span text:style-name="T3">Overview of the entire feathers system</text:span></text:p>
            </text:list-item>
            <text:list-item>
              <text:p text:style-name="P2"><text:span text:style-name="T3">Overview of frontend and backend connectivity</text:span></text:p>
            </text:list-item>
            <text:list-item>
              <text:p text:style-name="P2"><text:span text:style-name="T3">User &amp; permission endpoint processes for multiple documents</text:span></text:p>
            </text:list-item>
            <text:list-item>
              <text:p text:style-name="P2"><text:span text:style-name="T3">Save process</text:span></text:p>
            </text:list-item>
            <text:list-item>
              <text:p text:style-name="P2"><text:span text:style-name="T3">Namespacing for all relatable endpoints</text:span></text:p>
            </text:list-item>
            <text:list-item>
              <text:p text:style-name="P2"><text:span text:style-name="T3">E2E encryption / decryption process</text:span></text:p>
            </text:list-item>
            <text:list-item>
              <text:p text:style-name="P2"><text:span text:style-name="T3">Attached file process</text:span></text:p>
            </text:list-item>
            <text:list-item>
              <text:p text:style-name="P2"><text:span text:style-name="T3">Load balancing processes</text:span></text:p>
            </text:list-item>
            <text:list-item>
              <text:p text:style-name="P2"><text:span text:style-name="T3">Server deploy</text:span></text:p>
            </text:list-item>
          </text:list>
          <text:p text:style-name="P2"><text:span text:style-name="T3"/></text:p>
          <text:p text:style-name="P2"><text:span text:style-name="T2">Programming constraints (FYI)</text:span></text:p>
          <text:list text:continue-numbering="true" text:style-name="L1">
            <text:list-item>
              <text:p text:style-name="P2"><text:span text:style-name="T4">Async functions should be on the class base, no further async tasks inside as this will make the application thread</text:span><text:span text:style-name="T4"><text:line-break/></text:span><text:span text:style-name="T4">happy using more power and computing resources.</text:span></text:p>
            </text:list-item>
            <text:list-item>
              <text:p text:style-name="P2"><text:span text:style-name="T4">You should never block up the main feathers thread without good reason.</text:span></text:p>
            </text:list-item>
            <text:list-item>
              <text:p text:style-name="P2"><text:span text:style-name="T4">All endpoints should throw error() if there is a problem and not just send a message back, this is because try {} and</text:span><text:span text:style-name="T4"><text:line-break/></text:span><text:span text:style-name="T4">catch {} statements will be used in the frontend so an error is required for catch to fire.</text:span></text:p>
            </text:list-item>
            <text:list-item>
              <text:p text:style-name="P2"><text:span text:style-name="T4">Every async endpoint CANNOT rely on relaying messages through other endpoint class members, it must do a task,</text:span><text:span text:style-name="T4"><text:line-break/></text:span><text:span text:style-name="T4">finish that task and return the output of the task on ONE ASYNC level and no more.</text:span></text:p>
            </text:list-item>
            <text:list-item>
              <text:p text:style-name="P2"><text:span text:style-name="T4">Code MUST BE well formatted with indentation and also comments explaining each step in the process in plain well</text:span><text:span text:style-name="T4"><text:line-break/></text:span><text:span text:style-name="T4">written English that is easy to be understood.</text:span></text:p>
            </text:list-item>
            <text:list-item>
              <text:p text:style-name="P2"><text:span text:style-name="T4">Endpoint’s MUST consider a series of documents not just one document on it’s own.</text:span></text:p>
            </text:list-item>
            <text:list-item>
              <text:p text:style-name="P2"><text:span text:style-name="T4">Enpoints’ that give access to any system API’s is treated as a HIGH SECURITY RISK and should whitelist only what</text:span><text:span text:style-name="T4"><text:line-break/></text:span><text:span text:style-name="T4">is intended for the process to run.</text:span></text:p>
            </text:list-item>
          </text:list>
          <text:p text:style-name="P2"><text:span text:style-name="T3"/></text:p>
          <text:p text:style-name="P2"><text:span text:style-name="T2">Solves issues</text:span></text:p>
          <text:list text:continue-numbering="true" text:style-name="L1">
            <text:list-item>
              <text:p text:style-name="P2"><text:span text:style-name="T4">Can be deployed locally inside a main electron thread</text:span></text:p>
            </text:list-item>
            <text:list-item>
              <text:p text:style-name="P2"><text:span text:style-name="T4">Maintains privacy</text:span></text:p>
            </text:list-item>
            <text:list-item>
              <text:p text:style-name="P2"><text:span text:style-name="T4">Can be quickly replicated on a server</text:span></text:p>
            </text:list-item>
            <text:list-item>
              <text:p text:style-name="P2"><text:span text:style-name="T4">Makes easy socket connections</text:span></text:p>
            </text:list-item>
            <text:list-item>
              <text:p text:style-name="P2"><text:span text:style-name="T4">It’s already a well defined, documented system that people can get familiar with</text:span></text:p>
            </text:list-item>
            <text:list-item>
              <text:p text:style-name="P2"><text:span text:style-name="T4">Licensed in accordance with GPLv3</text:span></text:p>
              <text:p text:style-name="P2"><text:span text:style-name="T4"/></text:p>
            </text:list-item>
          </text:list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onnector draw:style-name="gr2" draw:text-style-name="P4" draw:layer="layout" draw:type="curve" svg:x1="5.4cm" svg:y1="15.599cm" svg:x2="7.8cm" svg:y2="24.2cm" draw:start-shape="id1" draw:start-glue-point="1" draw:end-shape="id2" draw:end-glue-point="3" svg:d="M5400 15599c1801 0 602 8601 2400 8601" svg:viewBox="0 0 2401 8602">
          <text:p/>
        </draw:connector>
        <draw:custom-shape draw:style-name="gr3" draw:text-style-name="P6" xml:id="id16" draw:id="id16" draw:layer="layout" svg:width="1.7cm" svg:height="1.9cm" svg:x="4.2cm" svg:y="9.9cm">
          <text:p text:style-name="P5"><text:span text:style-name="T5">SQL</text:span></text:p>
          <draw:enhanced-geometry svg:viewBox="0 0 88 21600" draw:mirror-horizontal="false" draw:mirror-vertical="false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8" xml:id="id2" draw:id="id2" draw:layer="layout" svg:width="12.2cm" svg:height="1.8cm" svg:x="7.8cm" svg:y="23.3cm">
          <text:p text:style-name="P7"><text:span text:style-name="T6">child_process</text:span></text:p>
          <text:p text:style-name="P7"><text:span text:style-name="T7">This is an in memory endpoint allows the user to create terminals on the root</text:span></text:p>
          <text:p text:style-name="P7"><text:span text:style-name="T7">node and execute commands whitelisted only. However if it is the root node it</text:span></text:p>
          <text:p text:style-name="P7"><text:span text:style-name="T7">will not whitelist the commands allowing full admin access.</text:span></text:p>
          <draw:enhanced-geometry svg:viewBox="0 0 21600 21600" draw:type="rectangle" draw:enhanced-path="M 0 0 L 21600 0 21600 21600 0 21600 0 0 Z N"/>
        </draw:custom-shape>
        <draw:custom-shape draw:style-name="gr5" draw:text-style-name="P8" xml:id="id3" draw:id="id3" draw:layer="layout" svg:width="11.7cm" svg:height="1.8cm" svg:x="8.3cm" svg:y="17.955cm">
          <text:p text:style-name="P7"><text:span text:style-name="T6">dir</text:span></text:p>
          <text:p text:style-name="P7"><text:span text:style-name="T7">This in memory endpoint is here to work with directories hosted on the</text:span></text:p>
          <text:p text:style-name="P7"><text:span text:style-name="T7">root and child nodes updating them through socket connections</text:span></text:p>
          <text:p text:style-name="P7"><text:span text:style-name="T7">to make sure all nodes are synced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8.855cm" draw:start-shape="id1" draw:start-glue-point="1" draw:end-shape="id3" draw:end-glue-point="3" svg:d="M5400 15599c2176 0 727 3256 2900 3256" svg:viewBox="0 0 2901 3257">
          <text:p/>
        </draw:connector>
        <draw:custom-shape draw:style-name="gr5" draw:text-style-name="P8" xml:id="id4" draw:id="id4" draw:layer="layout" svg:width="11.7cm" svg:height="1.8cm" svg:x="8.3cm" svg:y="19.855cm">
          <text:p text:style-name="P7"><text:span text:style-name="T6">fonts</text:span></text:p>
          <text:p text:style-name="P7"><text:span text:style-name="T7">This in memory endpoint runs custom npm packages to determine the</text:span></text:p>
          <text:p text:style-name="P7"><text:span text:style-name="T7">Installed system font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0.755cm" draw:start-shape="id1" draw:start-glue-point="1" draw:end-shape="id4" draw:end-glue-point="3" svg:d="M5400 15599c2176 0 727 5156 2900 5156" svg:viewBox="0 0 2901 5157">
          <text:p/>
        </draw:connector>
        <draw:custom-shape draw:style-name="gr6" draw:text-style-name="P8" xml:id="id5" draw:id="id5" draw:layer="layout" svg:width="11.7cm" svg:height="1.4cm" svg:x="8.3cm" svg:y="21.8cm">
          <text:p text:style-name="P7"><text:span text:style-name="T6">git</text:span></text:p>
          <text:p text:style-name="P7"><text:span text:style-name="T7">This in memory endpoint spawns child processes to maintain the</text:span></text:p>
          <text:p text:style-name="P7"><text:span text:style-name="T7">document repo if the project is linked to a repo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22.5cm" draw:start-shape="id1" draw:start-glue-point="1" draw:end-shape="id5" draw:end-glue-point="3" svg:d="M5400 15599c2176 0 727 6901 2900 6901" svg:viewBox="0 0 2901 6902">
          <text:p/>
        </draw:connector>
        <draw:custom-shape draw:style-name="gr7" draw:text-style-name="P8" xml:id="id6" draw:id="id6" draw:layer="layout" svg:width="13cm" svg:height="1.7cm" svg:x="7cm" svg:y="25.2cm">
          <text:p text:style-name="P7"><text:span text:style-name="T6">messages</text:span></text:p>
          <text:p text:style-name="P7"><text:span text:style-name="T7">This in memory endpoint sends messages between child nodes for the current session.</text:span></text:p>
          <text:p text:style-name="P7"><text:span text:style-name="T7">Message are stored until the end of the session ensuring all child nodes are up to date</text:span></text:p>
          <text:p text:style-name="P7"><text:span text:style-name="T7">and any newly connected child nodes will be able to update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7cm" svg:y2="26.05cm" draw:start-shape="id1" draw:start-glue-point="1" draw:end-shape="id6" draw:end-glue-point="3" svg:d="M5400 15599c1201 0 402 10451 1600 10451" svg:viewBox="0 0 1601 10452">
          <text:p/>
        </draw:connector>
        <draw:custom-shape draw:style-name="gr8" draw:text-style-name="P8" xml:id="id7" draw:id="id7" draw:layer="layout" svg:width="13.3cm" svg:height="1.7cm" svg:x="6.7cm" svg:y="27cm">
          <text:p text:style-name="P7"><text:span text:style-name="T6">Recover</text:span></text:p>
          <text:p text:style-name="P7"><text:span text:style-name="T7">This in memory endpoint is initiated on startup to scan any documents left on the scratch</text:span></text:p>
          <text:p text:style-name="P7"><text:span text:style-name="T7">disk in the event the application closed unexpectedly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6.7cm" svg:y2="27.85cm" draw:start-shape="id1" draw:start-glue-point="1" draw:end-shape="id7" draw:end-glue-point="3" svg:d="M5400 15599c976 0 327 12251 1300 12251" svg:viewBox="0 0 1301 12252">
          <text:p/>
        </draw:connector>
        <draw:custom-shape draw:style-name="gr9" draw:text-style-name="P8" xml:id="id8" draw:id="id8" draw:layer="layout" svg:width="11.7cm" svg:height="2.2cm" svg:x="8.3cm" svg:y="15.6cm">
          <text:p text:style-name="P7"><text:span text:style-name="T6">Save</text:span></text:p>
          <text:p text:style-name="P7"><text:span text:style-name="T7">This in memory endpoint either creates or updates an open document contained</text:span></text:p>
          <text:p text:style-name="P7"><text:span text:style-name="T7">in the application’s scratch disk’s directory. During the process we import the</text:span></text:p>
          <text:p text:style-name="P7"><text:span text:style-name="T7">database into the document’s scratch disk directory and then zip the document</text:span></text:p>
          <text:p text:style-name="P7"><text:span text:style-name="T7">into a bcd doc type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16.7cm" draw:start-shape="id1" draw:start-glue-point="1" draw:end-shape="id8" draw:end-glue-point="3" svg:d="M5400 15599c2176 0 727 1101 2900 1101" svg:viewBox="0 0 2901 1102">
          <text:p/>
        </draw:connector>
        <draw:connector draw:style-name="gr2" draw:text-style-name="P4" draw:layer="layout" draw:type="curve" svg:x1="5.4cm" svg:y1="15.599cm" svg:x2="8.3cm" svg:y2="13cm" draw:start-shape="id1" draw:start-glue-point="1" draw:end-shape="id9" draw:end-glue-point="3" svg:d="M5400 15599c2176 0 727-2599 2900-2599" svg:viewBox="0 0 2901 2600">
          <text:p/>
        </draw:connector>
        <draw:custom-shape draw:style-name="gr10" draw:text-style-name="P8" xml:id="id9" draw:id="id9" draw:layer="layout" svg:width="11.728cm" svg:height="1.8cm" svg:x="8.3cm" svg:y="12.1cm">
          <text:p text:style-name="P7"><text:span text:style-name="T6">users</text:span></text:p>
          <text:p text:style-name="P7"><text:span text:style-name="T7">This is an in memory endpoint. It allows the user to create terminals on</text:span></text:p>
          <text:p text:style-name="P7"><text:span text:style-name="T7">the root node and execute commands whitelisted only. However if it is the</text:span></text:p>
          <text:p text:style-name="P7"><text:span text:style-name="T7">root node it will not whitelist the commands allowing full admin acces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5.1cm" draw:start-shape="id1" draw:start-glue-point="1" draw:end-shape="id10" draw:end-glue-point="3" svg:d="M5400 15599c2155 0 720-10499 2872-10499" svg:viewBox="0 0 2873 10500">
          <text:p/>
        </draw:connector>
        <draw:custom-shape draw:style-name="gr11" draw:text-style-name="P8" xml:id="id10" draw:id="id10" draw:layer="layout" svg:width="11.728cm" svg:height="1.4cm" svg:x="8.272cm" svg:y="4.4cm">
          <text:p text:style-name="P7"><text:span text:style-name="T6">recent</text:span></text:p>
          <text:p text:style-name="P7"><text:span text:style-name="T7">This custom endpoint will save recently opened documents to to</text:span></text:p>
          <text:p text:style-name="P7"><text:span text:style-name="T7">blankcanvas/recent.json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.9cm" draw:start-shape="id1" draw:start-glue-point="1" draw:end-shape="id11" draw:end-glue-point="3" svg:d="M5400 15599c2155 0 720-13699 2872-13699" svg:viewBox="0 0 2873 13700">
          <text:p/>
        </draw:connector>
        <draw:custom-shape draw:style-name="gr10" draw:text-style-name="P8" xml:id="id11" draw:id="id11" draw:layer="layout" svg:width="11.728cm" svg:height="1.8cm" svg:x="8.272cm" svg:y="1cm">
          <text:p text:style-name="P7"><text:span text:style-name="T6">e2e</text:span></text:p>
          <text:p text:style-name="P7"><text:span text:style-name="T7">A custom endpoint session only, that encrypts and decrypts all data sent to</text:span><text:span text:style-name="T7"><text:line-break/></text:span><text:span text:style-name="T7">security intensive enpoints. <text:s/>This will create a public and private session, then it</text:span><text:span text:style-name="T7"><text:line-break/></text:span><text:span text:style-name="T7">will receive a client side generated key identifying the device as a fingerpr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8.9cm" draw:start-shape="id1" draw:start-glue-point="1" draw:end-shape="id12" draw:end-glue-point="3" svg:d="M5400 15599c2155 0 720-6699 2872-6699" svg:viewBox="0 0 2873 6700">
          <text:p/>
        </draw:connector>
        <draw:custom-shape draw:style-name="gr10" draw:text-style-name="P8" xml:id="id12" draw:id="id12" draw:layer="layout" svg:width="11.728cm" svg:height="1.8cm" svg:x="8.272cm" svg:y="8cm">
          <text:p text:style-name="P7"><text:span text:style-name="T6">profile</text:span></text:p>
          <text:p text:style-name="P7"><text:span text:style-name="T7">This database endpoint will profile a user’s hardware for better processing and</text:span><text:span text:style-name="T7"><text:line-break/></text:span><text:span text:style-name="T7">load balancing external task that maybe too heavy for the user’s device. Also</text:span><text:span text:style-name="T7"><text:line-break/></text:span><text:span text:style-name="T7">any metadata about the user and associations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3cm" svg:y2="6.9cm" draw:start-shape="id1" draw:start-glue-point="1" draw:end-shape="id13" draw:end-glue-point="3" svg:d="M5400 15599c2176 0 727-8699 2900-8699" svg:viewBox="0 0 2901 8700">
          <text:p/>
        </draw:connector>
        <draw:custom-shape draw:style-name="gr5" draw:text-style-name="P8" xml:id="id13" draw:id="id13" draw:layer="layout" svg:width="11.7cm" svg:height="1.8cm" svg:x="8.3cm" svg:y="6cm">
          <text:p text:style-name="P7"><text:span text:style-name="T6">notes</text:span></text:p>
          <text:p text:style-name="P7"><text:span text:style-name="T7">Notes will provide global and document notes. Notes contain extensive</text:span><text:span text:style-name="T7"><text:line-break/></text:span><text:span text:style-name="T7">information on each note, sequencing and animated annotations outside</text:span><text:span text:style-name="T7"><text:line-break/></text:span><text:span text:style-name="T7">the notes. Notes embedded into artboards &amp; assets, this is not for this endpoint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10.9cm" draw:start-shape="id1" draw:start-glue-point="1" draw:end-shape="id14" draw:end-glue-point="3" svg:d="M5400 15599c2155 0 720-4699 2872-4699" svg:viewBox="0 0 2873 4700">
          <text:p/>
        </draw:connector>
        <draw:custom-shape draw:style-name="gr10" draw:text-style-name="P8" xml:id="id14" draw:id="id14" draw:layer="layout" svg:width="11.728cm" svg:height="1.8cm" svg:x="8.272cm" svg:y="10cm">
          <text:p text:style-name="P7"><text:span text:style-name="T6">permissions</text:span></text:p>
          <text:p text:style-name="P7"><text:span text:style-name="T8">A database endpoint which controls execution, readability and editability for </text:span><text:span text:style-name="T8"><text:line-break/></text:span><text:span text:style-name="T8">one or more of the following: notes, documents, artflow, director, artboards, </text:span><text:span text:style-name="T8"><text:line-break/></text:span><text:span text:style-name="T8">groups, attached files and even setting of </text:span><text:span text:style-name="T7">permission itself.</text:span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draw:type="curve" svg:x1="5.4cm" svg:y1="15.599cm" svg:x2="8.272cm" svg:y2="3.6cm" draw:start-shape="id1" draw:end-shape="id15" draw:end-glue-point="3" svg:d="M5400 15599c2155 0 720-11999 2872-11999" svg:viewBox="0 0 2873 12000">
          <text:p/>
        </draw:connector>
        <draw:custom-shape draw:style-name="gr12" draw:text-style-name="P8" xml:id="id15" draw:id="id15" draw:layer="layout" svg:width="11.728cm" svg:height="1.2cm" svg:x="8.272cm" svg:y="3cm">
          <text:p text:style-name="P7"><text:span text:style-name="T6">documents</text:span></text:p>
          <text:p text:style-name="P7"><text:span text:style-name="T7">This SQL endpoint stores document information and is used for relational data</text:span></text:p>
          <draw:enhanced-geometry svg:viewBox="0 0 21600 21600" draw:type="rectangle" draw:enhanced-path="M 0 0 L 21600 0 21600 21600 0 21600 0 0 Z N"/>
        </draw:custom-shape>
        <draw:connector draw:style-name="gr13" draw:text-style-name="P4" draw:layer="layout" draw:type="curve" svg:x1="8.3cm" svg:y1="13cm" svg:x2="5.9cm" svg:y2="10.85cm" draw:start-shape="id9" draw:start-glue-point="3" draw:end-shape="id16" draw:end-glue-point="8" svg:d="M8300 13000c-1798 0-599-2150-2400-2150" svg:viewBox="0 0 2401 2151">
          <text:p/>
        </draw:connector>
        <draw:connector draw:style-name="gr13" draw:text-style-name="P4" draw:layer="layout" draw:type="curve" svg:x1="8.272cm" svg:y1="8.9cm" svg:x2="5.9cm" svg:y2="10.85cm" draw:start-shape="id12" draw:end-shape="id16" draw:end-glue-point="8" svg:d="M8272 8900c-1777 0-592 1950-2372 1950" svg:viewBox="0 0 2373 1951">
          <text:p/>
        </draw:connector>
        <draw:connector draw:style-name="gr13" draw:text-style-name="P4" draw:layer="layout" draw:type="curve" svg:x1="8.272cm" svg:y1="10.9cm" svg:x2="5.9cm" svg:y2="10.85cm" draw:start-shape="id14" draw:start-glue-point="3" draw:end-shape="id16" draw:end-glue-point="8" svg:d="M8272 10900c-1777 0-592-50-2372-50" svg:viewBox="0 0 2373 51">
          <text:p/>
        </draw:connector>
        <draw:custom-shape draw:style-name="gr14" draw:text-style-name="P9" xml:id="id1" draw:id="id1" draw:layer="layout" svg:width="4.4cm" svg:height="1.402cm" svg:x="1cm" svg:y="14.898cm">
          <text:p text:style-name="P5"><text:span text:style-name="T5">FEATHER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4" draw:layer="layout" draw:type="curve" draw:line-skew="1.384cm" svg:x1="5.9cm" svg:y1="10.85cm" svg:x2="8.3cm" svg:y2="16.7cm" draw:start-shape="id17" draw:start-glue-point="3" draw:end-shape="id8" draw:end-glue-point="3" svg:d="M5900 10850c1264 0 65 5850 2400 5850" svg:viewBox="0 0 2401 5851">
          <text:p/>
        </draw:connector>
        <draw:connector draw:style-name="gr13" draw:text-style-name="P4" draw:layer="layout" draw:type="curve" svg:x1="8.3cm" svg:y1="6.9cm" svg:x2="5.9cm" svg:y2="10.85cm" draw:start-shape="id13" draw:start-glue-point="3" svg:d="M8300 6900c-2175 0-975 3950-2400 3950" svg:viewBox="0 0 2401 3951">
          <text:p/>
        </draw:connector>
        <draw:connector draw:style-name="gr15" draw:text-style-name="P4" xml:id="id18" draw:id="id18" draw:layer="layout" draw:type="curve" svg:x1="8.272cm" svg:y1="1.9cm" svg:x2="5.9cm" svg:y2="10.85cm" draw:start-shape="id11" draw:start-glue-point="3" svg:d="M8272 1900c-2154 0-968 8950-2372 8950" svg:viewBox="0 0 2373 8951">
          <text:p text:style-name="P5"><text:s text:c="6"/></text:p>
        </draw:connector>
        <draw:connector draw:style-name="gr16" draw:text-style-name="P4" draw:layer="layout" draw:type="curve" draw:line-skew="1.503cm" svg:x1="8.272cm" svg:y1="3.6cm" svg:x2="5.9cm" svg:y2="10.85cm" draw:start-shape="id15" draw:start-glue-point="3" draw:end-shape="id18" draw:end-glue-point="3" svg:d="M8272 3600c-2115 0-929 7250-2372 7250" svg:viewBox="0 0 2373 7251">
          <text:p text:style-name="P5"><text:s text:c="6"/></text:p>
        </draw:connector>
        <draw:custom-shape draw:style-name="gr17" draw:text-style-name="P8" xml:id="id19" draw:id="id19" draw:layer="layout" svg:width="11.7cm" svg:height="1.5cm" svg:x="8.3cm" svg:y="14cm">
          <text:p text:style-name="P7"><text:span text:style-name="T6">connections</text:span></text:p>
          <text:p text:style-name="P7"><text:span text:style-name="T7">This SQL endpoint shares document, artboard, artflow, store &amp; director</text:span><text:span text:style-name="T7"><text:line-break/></text:span><text:span text:style-name="T7">connections and updates the user interface on who is connected and device</text:span></text:p>
          <draw:enhanced-geometry svg:viewBox="0 0 21600 21600" draw:type="rectangle" draw:enhanced-path="M 0 0 L 21600 0 21600 21600 0 21600 0 0 Z N"/>
        </draw:custom-shape>
        <draw:connector draw:style-name="gr13" draw:text-style-name="P4" xml:id="id17" draw:id="id17" draw:layer="layout" draw:type="curve" svg:x1="8.3cm" svg:y1="14.75cm" svg:x2="5.9cm" svg:y2="10.85cm" draw:start-shape="id19" draw:start-glue-point="3" svg:d="M8300 14750c-2175 0-975-3900-2400-3900" svg:viewBox="0 0 2401 3901">
          <text:p/>
        </draw:connector>
        <draw:connector draw:style-name="gr18" draw:text-style-name="P5" draw:layer="layout" svg:x1="3.2cm" svg:y1="14.898cm" svg:x2="5.05cm" svg:y2="11.8cm" draw:start-shape="id1" draw:start-glue-point="0" draw:end-shape="id16" draw:end-glue-point="7" svg:d="M3200 14898v-1548h1850v-1550" svg:viewBox="0 0 1851 3099">
          <text:p/>
        </draw:connector>
        <draw:custom-shape draw:style-name="gr19" draw:text-style-name="P10" draw:layer="layout" svg:width="7.2cm" svg:height="1cm" svg:x="1cm" svg:y="1cm">
          <text:p text:style-name="P2"><text:span text:style-name="T2">Overview of the entire feathers system</text:span></text:p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20" draw:text-style-name="P11" xml:id="id22" draw:id="id22" draw:layer="layout" svg:width="2.6cm" svg:height="2.2cm" svg:x="11cm" svg:y="3.2cm">
          <text:p text:style-name="P5"><text:span text:style-name="T9">File</text:span></text:p>
          <text:p text:style-name="P5"><text:span text:style-name="T9">Syste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1" draw:text-style-name="P12" xml:id="id20" draw:id="id20" draw:layer="layout" svg:width="2.6cm" svg:height="2.2cm" svg:x="7cm" svg:y="3.2cm">
          <text:p text:style-name="P5"><text:span text:style-name="T10">Databas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" draw:text-style-name="P12" xml:id="id21" draw:id="id21" draw:layer="layout" svg:width="4.3cm" svg:height="1.2cm" svg:x="8.35cm" svg:y="6.9cm">
          <text:p text:style-name="P5"><text:span text:style-name="T10">FEATHE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3" draw:text-style-name="P13" xml:id="id24" draw:id="id24" draw:layer="layout" svg:width="7.1cm" svg:height="1.083cm" svg:x="6.95cm" svg:y="11.2cm">
          <text:p text:style-name="P5"><text:span text:style-name="T10">plugins/feathers-client.j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4" draw:text-style-name="P14" xml:id="id23" draw:id="id23" draw:layer="layout" svg:width="4.4cm" svg:height="0.9cm" svg:x="8.3cm" svg:y="9.1cm">
          <text:p text:style-name="P5"><text:span text:style-name="T10">Socket IO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8.3cm" svg:y1="5.4cm" svg:x2="10.5cm" svg:y2="6.9cm" draw:start-shape="id20" draw:start-glue-point="7" draw:end-shape="id21" svg:d="M8300 5400c0 1126 2200 377 2200 1500" svg:viewBox="0 0 2201 1501">
          <text:p/>
        </draw:connector>
        <draw:connector draw:style-name="gr25" draw:text-style-name="P4" draw:layer="layout" draw:type="curve" svg:x1="12.3cm" svg:y1="5.4cm" svg:x2="10.5cm" svg:y2="6.9cm" draw:start-shape="id22" draw:start-glue-point="7" draw:end-shape="id21" draw:end-glue-point="4" svg:d="M12300 5400c0 1126-1800 377-1800 1500" svg:viewBox="0 0 1801 1501">
          <text:p/>
        </draw:connector>
        <draw:connector draw:style-name="gr25" draw:text-style-name="P4" draw:layer="layout" draw:type="curve" svg:x1="10.5cm" svg:y1="8.1cm" svg:x2="10.5cm" svg:y2="9.1cm" draw:start-shape="id21" draw:start-glue-point="6" draw:end-shape="id23" draw:end-glue-point="5" svg:d="M10500 8100v1000" svg:viewBox="0 0 1 1001">
          <text:p/>
        </draw:connector>
        <draw:connector draw:style-name="gr25" draw:text-style-name="P4" draw:layer="layout" draw:type="curve" svg:x1="10.5cm" svg:y1="8.7cm" svg:x2="10.5cm" svg:y2="11.2cm" draw:end-shape="id24" draw:end-glue-point="4" svg:d="M10500 8700v2500" svg:viewBox="0 0 1 2501">
          <text:p/>
        </draw:connector>
        <draw:custom-shape draw:style-name="gr26" draw:text-style-name="P15" xml:id="id30" draw:id="id30" draw:layer="layout" svg:width="3.8cm" svg:height="1.543cm" svg:x="8.6cm" svg:y="27.157cm">
          <text:p text:style-name="P5"><text:span text:style-name="T11">Vuex <text:s/>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27" draw:text-style-name="P16" xml:id="id25" draw:id="id25" draw:layer="layout" svg:width="3.3cm" svg:height="3.4cm" svg:x="1cm" svg:y="14.4cm">
          <text:p text:style-name="P5"><text:span text:style-name="T9">CRE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6" draw:id="id26" draw:layer="layout" svg:width="3.3cm" svg:height="3.4cm" svg:x="5.85cm" svg:y="14.401cm">
          <text:p text:style-name="P5"><text:span text:style-name="T9">UPDAT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7" draw:id="id27" draw:layer="layout" svg:width="3.3cm" svg:height="3.4cm" svg:x="11.85cm" svg:y="14.402cm">
          <text:p text:style-name="P5"><text:span text:style-name="T9">PATCH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27" draw:text-style-name="P16" xml:id="id28" draw:id="id28" draw:layer="layout" svg:width="3.3cm" svg:height="3.4cm" svg:x="16.703cm" svg:y="14.403cm">
          <text:p text:style-name="P5"><text:span text:style-name="T9">REMOVED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0.5cm" svg:y1="12.283cm" svg:x2="2.65cm" svg:y2="14.4cm" draw:start-shape="id24" draw:start-glue-point="6" draw:end-shape="id25" draw:end-glue-point="4" svg:d="M10500 12283c0 1588-7850 530-7850 2117" svg:viewBox="0 0 7851 2118">
          <text:p/>
        </draw:connector>
        <draw:connector draw:style-name="gr25" draw:text-style-name="P4" draw:layer="layout" draw:type="curve" svg:x1="10.5cm" svg:y1="12.283cm" svg:x2="7.5cm" svg:y2="14.401cm" draw:start-shape="id24" draw:start-glue-point="6" draw:end-shape="id26" draw:end-glue-point="4" svg:d="M10500 12283c0 1588-3000 530-3000 2118" svg:viewBox="0 0 3001 2119">
          <text:p/>
        </draw:connector>
        <draw:connector draw:style-name="gr25" draw:text-style-name="P4" draw:layer="layout" draw:type="curve" svg:x1="10.5cm" svg:y1="12.283cm" svg:x2="13.5cm" svg:y2="14.402cm" draw:start-shape="id24" draw:end-shape="id27" draw:end-glue-point="4" svg:d="M10500 12283c0 1590 3000 531 3000 2119" svg:viewBox="0 0 3001 2120">
          <text:p/>
        </draw:connector>
        <draw:connector draw:style-name="gr25" draw:text-style-name="P4" draw:layer="layout" draw:type="curve" svg:x1="10.5cm" svg:y1="12.283cm" svg:x2="18.353cm" svg:y2="14.403cm" draw:start-shape="id24" draw:start-glue-point="6" draw:end-shape="id28" draw:end-glue-point="4" svg:d="M10500 12283c0 1590 7853 530 7853 2120" svg:viewBox="0 0 7854 2121">
          <text:p/>
        </draw:connector>
        <draw:custom-shape draw:style-name="gr28" draw:text-style-name="P17" xml:id="id29" draw:id="id29" draw:layer="layout" svg:width="12.1cm" svg:height="6.6cm" svg:x="4.45cm" svg:y="19.6cm">
          <text:p text:style-name="P7"><text:span text:style-name="T9">Processing information</text:span></text:p>
          <text:p text:style-name="P7"><text:span text:style-name="T4"/></text:p>
          <text:p text:style-name="P7"><text:span text:style-name="T4">Use case example will be</text:span><text:span text:style-name="T2"> child_process </text:span><text:span text:style-name="T4">with the </text:span><text:span text:style-name="T2">any</text:span><text:span text:style-name="T4"> event that</text:span><text:span text:style-name="T4"><text:line-break/></text:span><text:span text:style-name="T4">triggers.</text:span></text:p>
          <text:list text:style-name="L2">
            <text:list-header>
              <text:p text:style-name="P7"><text:span text:style-name="T4"/></text:p>
            </text:list-header>
            <text:list-item>
              <text:p text:style-name="P7"><text:span text:style-name="T2">Target</text:span><text:span text:style-name="T4"> the </text:span><text:span text:style-name="T2">Vuex Store</text:span><text:span text:style-name="T4"> (</text:span><text:span text:style-name="T2">e.g. /store/services/child_process</text:span><text:span text:style-name="T4">)</text:span><text:span text:style-name="T4"><text:line-break/></text:span><text:span text:style-name="T4"/></text:p>
            </text:list-item>
            <text:list-item>
              <text:p text:style-name="P7"><text:span text:style-name="T2">Invoke io</text:span><text:span text:style-name="T4"> </text:span><text:span text:style-name="T2">action</text:span><text:span text:style-name="T4"> </text:span><text:span text:style-name="T2">for created, updated and patched, if removed</text:span><text:span text:style-name="T4"><text:line-break/></text:span><text:span text:style-name="T4">we </text:span><text:span text:style-name="T2">invoke </text:span><text:span text:style-name="T4">the</text:span><text:span text:style-name="T2"> removed</text:span><text:span text:style-name="T4"> action</text:span><text:span text:style-name="T4"><text:line-break/></text:span><text:span text:style-name="T4"/></text:p>
            </text:list-item>
            <text:list-item>
              <text:p text:style-name="P7"><text:span text:style-name="T2">Call</text:span><text:span text:style-name="T4"> either </text:span><text:span text:style-name="T2">IO or REMOVED mutations </text:span><text:span text:style-name="T4">these are custom mutations</text:span><text:span text:style-name="T4"><text:line-break/></text:span><text:span text:style-name="T4">suited for each job, </text:span><text:span text:style-name="T2">the goal is to replicate exactly the feathers</text:span><text:span text:style-name="T2"><text:line-break/></text:span><text:span text:style-name="T2">server side data in the client side of Vuex</text:span><text:span text:style-name="T2"><text:line-break/></text:span><text:span text:style-name="T2"><text:line-break/></text:span><text:span text:style-name="T2">!!Note be purely functional as to not effect state data</text:span></text:p>
            </text:list-item>
          </text:list>
          <draw:enhanced-geometry svg:viewBox="0 0 21600 21600" draw:type="rectangle" draw:enhanced-path="M 0 0 L 21600 0 21600 21600 0 21600 0 0 Z N"/>
        </draw:custom-shape>
        <draw:connector draw:style-name="gr25" draw:text-style-name="P4" draw:layer="layout" draw:type="curve" svg:x1="2.65cm" svg:y1="17.8cm" svg:x2="10.5cm" svg:y2="19.6cm" draw:start-shape="id25" draw:start-glue-point="6" draw:end-shape="id29" draw:end-glue-point="0" svg:d="M2650 17800c0 1351 7850 452 7850 1800" svg:viewBox="0 0 7851 1801">
          <text:p/>
        </draw:connector>
        <draw:connector draw:style-name="gr25" draw:text-style-name="P4" draw:layer="layout" draw:type="curve" svg:x1="7.5cm" svg:y1="17.801cm" svg:x2="10.5cm" svg:y2="19.6cm" draw:start-shape="id26" draw:start-glue-point="6" draw:end-shape="id29" draw:end-glue-point="0" svg:d="M7500 17801c0 1350 3000 451 3000 1799" svg:viewBox="0 0 3001 1800">
          <text:p/>
        </draw:connector>
        <draw:connector draw:style-name="gr25" draw:text-style-name="P4" draw:layer="layout" draw:type="curve" svg:x1="13.5cm" svg:y1="17.802cm" svg:x2="10.5cm" svg:y2="19.6cm" draw:start-shape="id27" draw:start-glue-point="6" draw:end-shape="id29" draw:end-glue-point="0" svg:d="M13500 17802c0 1350-3000 451-3000 1798" svg:viewBox="0 0 3001 1799">
          <text:p/>
        </draw:connector>
        <draw:connector draw:style-name="gr25" draw:text-style-name="P4" draw:layer="layout" draw:type="curve" svg:x1="18.353cm" svg:y1="17.803cm" svg:x2="10.5cm" svg:y2="19.6cm" draw:start-shape="id28" draw:start-glue-point="6" draw:end-shape="id29" draw:end-glue-point="0" svg:d="M18353 17803c0 1348-7853 450-7853 1797" svg:viewBox="0 0 7854 1798">
          <text:p/>
        </draw:connector>
        <draw:connector draw:style-name="gr29" draw:text-style-name="P4" draw:layer="layout" draw:type="curve" svg:x1="10.5cm" svg:y1="27.157cm" svg:x2="10.5cm" svg:y2="26.2cm" draw:start-shape="id30" draw:start-glue-point="4" draw:end-shape="id29" draw:end-glue-point="2" svg:d="M10500 27157v-957" svg:viewBox="0 0 1 958">
          <text:p/>
        </draw:connector>
        <draw:custom-shape draw:style-name="gr30" draw:text-style-name="P3" draw:layer="layout" svg:width="19cm" svg:height="0.8cm" svg:x="1cm" svg:y="1cm">
          <text:p text:style-name="P1"><text:span text:style-name="T2">Overview of frontend and backend connectivity</text:span></text:p>
          <text:p text:style-name="P1"><text:span text:style-name="T12"/></text:p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custom-shape draw:style-name="gr31" draw:text-style-name="P3" draw:layer="layout" svg:width="19cm" svg:height="5.4cm" svg:x="1cm" svg:y="1cm">
          <text:p text:style-name="P1"><text:span text:style-name="T2">Permission Processes</text:span></text:p>
          <text:p text:style-name="P1"><text:span text:style-name="T12"/></text:p>
          <text:p text:style-name="P1"><text:span text:style-name="T12">Permissions are essential to maintaining application security. Only the root node out of the box is allow to create or modify user data.</text:span></text:p>
          <text:p text:style-name="P1"><text:span text:style-name="T12">This is a constant because no one can trust any other application or user with access to theirs, it is too risky chancing it.</text:span></text:p>
          <text:p text:style-name="P1"><text:span text:style-name="T12"/></text:p>
          <text:p text:style-name="P1"><text:span text:style-name="T8">This process will control CRUD operations</text:span><text:span text:style-name="T12">, if applicable, on each endpoint. Those of high security risk namely child process input or</text:span><text:span text:style-name="T12"><text:line-break/></text:span><text:span text:style-name="T12">created files and directories pose a huge security. In these instances we do not ask, what don’t we allow? We ask only what do</text:span><text:span text:style-name="T12"><text:line-break/></text:span><text:span text:style-name="T12">we allow</text:span><text:span text:style-name="T7">? The reasoning behind this is that we know what we allow is safe whereas the other way round we could leave something</text:span><text:span text:style-name="T7"><text:line-break/></text:span><text:span text:style-name="T7">out. When it comes to security never leave things to chance, be explicit in allowing something and everything else is disavowed.</text:span></text:p>
          <draw:enhanced-geometry svg:viewBox="0 0 21600 21600" draw:type="rectangle" draw:enhanced-path="M 0 0 L 21600 0 21600 21600 0 21600 0 0 Z N"/>
        </draw:custom-shape>
        <draw:custom-shape draw:style-name="gr32" draw:text-style-name="P18" xml:id="id33" draw:id="id33" draw:layer="layout" svg:width="1.6cm" svg:height="1.1cm" svg:x="17.3cm" svg:y="9.4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33" draw:text-style-name="P19" xml:id="id31" draw:id="id31" draw:layer="layout" svg:width="5.7cm" svg:height="1.8cm" svg:x="1.6cm" svg:y="9.1cm">
          <text:p text:style-name="P7"><text:span text:style-name="T6">Permission system request</text:span></text:p>
          <text:p text:style-name="P7"><text:span text:style-name="T7">This could be initiated from another</text:span><text:span text:style-name="T7"><text:line-break/></text:span><text:span text:style-name="T7">service internally or externally from</text:span><text:span text:style-name="T7"><text:line-break/></text:span><text:span text:style-name="T7">a programming interface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4" draw:text-style-name="P20" xml:id="id32" draw:id="id32" draw:layer="layout" svg:width="7cm" svg:height="2.9cm" svg:x="8.2cm" svg:y="8.5cm">
          <text:p text:style-name="P5"><text:span text:style-name="T6">User permission check</text:span><text:span text:style-name="T6"><text:line-break/></text:span><text:span text:style-name="T7">Provide username and</text:span><text:span text:style-name="T7"><text:line-break/></text:span><text:span text:style-name="T7">hashed password. Then</text:span><text:span text:style-name="T7"><text:line-break/></text:span><text:span text:style-name="T7">authenticate using feathers</text:span><text:span text:style-name="T7"><text:line-break/></text:span><text:span text:style-name="T7">authentication package.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25" draw:text-style-name="P4" draw:layer="layout" draw:type="curve" svg:x1="7.3cm" svg:y1="10cm" svg:x2="8.9cm" svg:y2="9.95cm" draw:start-shape="id31" draw:start-glue-point="7" draw:end-shape="id32" draw:end-glue-point="6" svg:d="M7300 10000c675 0-125-50 1600-50" svg:viewBox="0 0 1601 51">
          <text:p/>
        </draw:connector>
        <draw:connector draw:style-name="gr25" draw:text-style-name="P4" draw:layer="layout" draw:type="curve" svg:x1="14.487cm" svg:y1="9.95cm" svg:x2="17.3cm" svg:y2="9.95cm" draw:start-shape="id32" draw:start-glue-point="9" draw:end-shape="id33" svg:d="M14487 9950h2813" svg:viewBox="0 0 2814 1">
          <text:p/>
        </draw:connector>
        <draw:custom-shape draw:style-name="gr35" draw:text-style-name="P21" xml:id="id34" draw:id="id34" draw:layer="layout" svg:width="3.5cm" svg:height="3.5cm" svg:x="12.7cm" svg:y="12.2cm">
          <text:p text:style-name="P5"><text:span text:style-name="T12">Is the user</text:span><text:span text:style-name="T12"><text:line-break/></text:span><text:span text:style-name="T12">authenticated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25" draw:text-style-name="P4" draw:layer="layout" draw:type="curve" svg:x1="18.1cm" svg:y1="10.5cm" svg:x2="16.2cm" svg:y2="13.95cm" draw:start-shape="id33" draw:start-glue-point="7" draw:end-shape="id34" draw:end-glue-point="7" svg:d="M18100 10500c0 2300-633 3450-1900 3450" svg:viewBox="0 0 1901 3451">
          <text:p/>
        </draw:connector>
        <draw:custom-shape draw:style-name="gr36" draw:text-style-name="P22" xml:id="id35" draw:id="id35" draw:layer="layout" svg:width="4.9cm" svg:height="1.4cm" svg:x="12cm" svg:y="16.3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37" draw:text-style-name="P4" draw:layer="layout" draw:type="curve" svg:x1="14.45cm" svg:y1="15.7cm" svg:x2="14.45cm" svg:y2="16.3cm" draw:start-shape="id34" draw:start-glue-point="6" draw:end-shape="id35" draw:end-glue-point="4" svg:d="M14450 15700v600" svg:viewBox="0 0 1 601">
          <text:p/>
        </draw:connector>
        <draw:custom-shape draw:style-name="gr38" draw:text-style-name="P23" xml:id="id36" draw:id="id36" draw:layer="layout" svg:width="6cm" svg:height="2.5cm" svg:x="1.5cm" svg:y="12.7cm">
          <text:p text:style-name="P7"><text:span text:style-name="T6">User authenticated</text:span></text:p>
          <text:p text:style-name="P7"><text:span text:style-name="T7">Once we’ve established we have a</text:span><text:span text:style-name="T7"><text:line-break/></text:span><text:span text:style-name="T7">user to check permissions. </text:span><text:span text:style-name="T6">We now</text:span><text:span text:style-name="T6"><text:line-break/></text:span><text:span text:style-name="T6">need to check the database again</text:span><text:span text:style-name="T6"><text:line-break/></text:span><text:span text:style-name="T6">to read the permissions record</text:span><text:span text:style-name="T6"><text:line-break/></text:span><text:span text:style-name="T6">associated with the user’s account.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25" draw:text-style-name="P4" draw:layer="layout" draw:type="curve" svg:x1="12.7cm" svg:y1="13.95cm" svg:x2="7.5cm" svg:y2="13.95cm" draw:start-shape="id34" draw:start-glue-point="5" draw:end-shape="id36" draw:end-glue-point="7" svg:d="M12700 13950h-5200" svg:viewBox="0 0 5201 1">
          <text:p/>
        </draw:connector>
        <draw:custom-shape draw:style-name="gr32" draw:text-style-name="P18" xml:id="id37" draw:id="id37" draw:layer="layout" svg:width="1.6cm" svg:height="1.1cm" svg:x="1.9cm" svg:y="20.2cm">
          <text:p text:style-name="P5"><text:span text:style-name="T13">SQL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5" draw:text-style-name="P4" draw:layer="layout" draw:type="curve" svg:x1="4.5cm" svg:y1="15.2cm" svg:x2="2.7cm" svg:y2="20.2cm" draw:start-shape="id36" draw:start-glue-point="6" draw:end-shape="id37" draw:end-glue-point="5" svg:d="M4500 15200c0 3751-1800 1252-1800 5000" svg:viewBox="0 0 1801 5001">
          <text:p/>
        </draw:connector>
        <draw:custom-shape draw:style-name="gr39" draw:text-style-name="P24" xml:id="id38" draw:id="id38" draw:layer="layout" svg:width="5.7cm" svg:height="6cm" svg:x="5.9cm" svg:y="17.8cm">
          <text:p text:style-name="P7"><text:span text:style-name="T6">Find endpoint</text:span></text:p>
          <text:p text:style-name="P7"><text:span text:style-name="T7">This is the most important endpoint</text:span><text:span text:style-name="T7"><text:line-break/></text:span><text:span text:style-name="T7">because it will be used by the</text:span><text:span text:style-name="T7"><text:line-break/></text:span><text:span text:style-name="T7">permissions class itself and other</text:span><text:span text:style-name="T7"><text:line-break/></text:span><text:span text:style-name="T7">classes. It can also be used</text:span><text:span text:style-name="T7"><text:line-break/></text:span><text:span text:style-name="T7">externally from a user interface.</text:span></text:p>
          <text:p text:style-name="P7"><text:span text:style-name="T7"/></text:p>
          <text:p text:style-name="P7"><text:span text:style-name="T6">Example code</text:span></text:p>
          <text:p text:style-name="P7"><text:span text:style-name="T7">{</text:span></text:p>
          <text:p text:style-name="P7"><text:span text:style-name="T7"><text:s text:c="4"/></text:span><text:span text:style-name="T7">child_process: ‘r-w-rw-x’,</text:span></text:p>
          <text:p text:style-name="P7"><text:span text:style-name="T8"><text:s text:c="4"/></text:span><text:span text:style-name="T8">doc: ‘r-w-rw’</text:span><text:span text:style-name="T8"><text:line-break/></text:span><text:span text:style-name="T8"> <text:s text:c="3"/>director: ‘r-w-rw’,</text:span><text:span text:style-name="T8"><text:line-break/></text:span><text:span text:style-name="T8"> <text:s text:c="3"/>artflow: </text:span><text:span text:style-name="T7">‘r-w-rw’</text:span></text:p>
          <text:p text:style-name="P7"><text:span text:style-name="T8"><text:s text:c="4"/></text:span><text:span text:style-name="T8">group</text:span><text:span text:style-name="T7">ID: ‘r-w’,</text:span><text:span text:style-name="T7"><text:line-break/></text:span><text:span text:style-name="T7"> <text:s text:c="3"/>artboardID: ‘r-w’...</text:span></text:p>
          <text:p text:style-name="P7"><text:span text:style-name="T7">}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3.5cm" svg:y1="20.75cm" svg:x2="5.9cm" svg:y2="20.8cm" draw:start-shape="id37" draw:start-glue-point="8" draw:end-shape="id38" draw:end-glue-point="5" svg:d="M3500 20750c1801 0 602 50 2400 50" svg:viewBox="0 0 2401 51">
          <text:p/>
        </draw:connector>
        <draw:custom-shape draw:style-name="gr41" draw:text-style-name="P25" xml:id="id39" draw:id="id39" draw:layer="layout" svg:width="5.7cm" svg:height="3.6cm" svg:x="12.8cm" svg:y="20.6cm">
          <text:p text:style-name="P7"><text:span text:style-name="T6">Find process</text:span></text:p>
          <text:list text:style-name="L2">
            <text:list-item>
              <text:p text:style-name="P7"><text:span text:style-name="T7">Invoke process like so…</text:span><text:span text:style-name="T7"><text:line-break/></text:span><text:span text:style-name="T6">find(‘cmd’, ‘w’)</text:span></text:p>
            </text:list-item>
            <text:list-item>
              <text:p text:style-name="P7"><text:span text:style-name="T7">First find correct key to permission</text:span><text:span text:style-name="T7"><text:line-break/></text:span><text:span text:style-name="T7">check this MUST be done on the</text:span><text:span text:style-name="T7"><text:line-break/></text:span><text:span text:style-name="T7">server side ONLY!</text:span></text:p>
            </text:list-item>
            <text:list-item>
              <text:p text:style-name="P7"><text:span text:style-name="T8">Review permissions </text:span><text:span text:style-name="T7">server</text:span><text:span text:style-name="T7"><text:line-break/></text:span><text:span text:style-name="T7">side ONLY</text:span></text:p>
            </text:list-item>
            <text:list-item>
              <text:p text:style-name="P7"><text:span text:style-name="T7">Return true or false</text:span></text:p>
            </text:list-item>
          </text:list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0" draw:text-style-name="P4" draw:layer="layout" draw:type="curve" svg:x1="11.6cm" svg:y1="20.8cm" svg:x2="12.8cm" svg:y2="22.4cm" draw:start-shape="id38" draw:start-glue-point="7" draw:end-shape="id39" draw:end-glue-point="5" svg:d="M11600 20800c900 0 300 1600 1200 1600" svg:viewBox="0 0 1201 1601">
          <text:p/>
        </draw:connector>
      </draw:page>
      <draw:page draw:name="page5" draw:style-name="dp1" draw:master-page-name="Default">
        <draw:custom-shape draw:style-name="gr42" draw:text-style-name="P26" draw:layer="layout" svg:width="19cm" svg:height="3.1cm" svg:x="1cm" svg:y="1cm">
          <text:p text:style-name="P1"><text:span text:style-name="T2">Save process</text:span></text:p>
          <text:p text:style-name="P1"><text:span text:style-name="T12"/></text:p>
          <text:p text:style-name="P1"><text:span text:style-name="T12">When saving a document it is important to make sure all preparations are made and we combine all the data the document requires.</text:span><text:span text:style-name="T12"><text:line-break/></text:span><text:span text:style-name="T12">This is a multithreaded task to save time, so the flow chart will show preparations as multithreaded once all preparations are done</text:span><text:span text:style-name="T12"><text:line-break/></text:span><text:span text:style-name="T12">they will return promises. Once Promise.all() is invoked we zip, optionally encrypt and save to the file location from the app directory.</text:span></text:p>
          <draw:enhanced-geometry svg:viewBox="0 0 21600 21600" draw:type="rectangle" draw:enhanced-path="M 0 0 L 21600 0 21600 21600 0 21600 0 0 Z N"/>
        </draw:custom-shape>
        <draw:custom-shape draw:style-name="gr43" draw:text-style-name="P28" xml:id="id48" draw:id="id48" draw:layer="layout" svg:width="6.4cm" svg:height="4.2cm" svg:x="1cm" svg:y="21.2cm">
          <text:p text:style-name="P27"><text:span text:style-name="T2">Vuex</text:span></text:p>
          <text:p text:style-name="P27"><text:span text:style-name="T7">Export resolved conflicts</text:span><text:span text:style-name="T7"><text:line-break/></text:span><text:span text:style-name="T7">that are not present</text:span><text:span text:style-name="T7"><text:line-break/></text:span><text:span text:style-name="T7">in the Vuex store, this</text:span><text:span text:style-name="T7"><text:line-break/></text:span><text:span text:style-name="T7">will save the main</text:span><text:span text:style-name="T7"><text:line-break/></text:span><text:span text:style-name="T7">document.json 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4" draw:text-style-name="P28" xml:id="id47" draw:id="id47" draw:layer="layout" svg:width="10.2cm" svg:height="4.2cm" svg:x="9.8cm" svg:y="20.7cm">
          <text:p text:style-name="P27"><text:span text:style-name="T2">SQL</text:span></text:p>
          <text:p text:style-name="P27"><text:span text:style-name="T7">Export all applicable document data from</text:span><text:span text:style-name="T7"><text:line-break/></text:span><text:span text:style-name="T7">the database into a JSON file that can</text:span></text:p>
          <text:p text:style-name="P27"><text:span text:style-name="T7">be re-imported upon the document</text:span><text:span text:style-name="T7"><text:line-break/></text:span><text:span text:style-name="T7">being opened</text:span></text:p>
          <draw:enhanced-geometry svg:viewBox="0 0 21600 21600" draw:glue-points="10800 0 0 10800 10800 21600 21600 10800" draw:text-areas="4350 0 17250 21600" draw:mirror-horizontal="false" draw:mirror-vertical="false" draw:type="flowchart-preparation" draw:enhanced-path="M 4350 0 L 17250 0 21600 10800 17250 21600 4350 21600 0 10800 4350 0 Z N"/>
        </draw:custom-shape>
        <draw:custom-shape draw:style-name="gr45" draw:text-style-name="P30" xml:id="id42" draw:id="id42" draw:layer="layout" svg:width="3.6cm" svg:height="3.6cm" svg:x="8.7cm" svg:y="11.6cm">
          <text:p text:style-name="P29"><text:span text:style-name="T2">Any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6" draw:text-style-name="P32" xml:id="id43" draw:id="id43" draw:layer="layout" svg:width="5.1cm" svg:height="2.9cm" svg:x="14.9cm" svg:y="10.3cm">
          <text:p text:style-name="P31"><text:span text:style-name="T6">Resolve Conflicts</text:span></text:p>
          <text:p text:style-name="P31"><text:span text:style-name="T12">Allow the root user</text:span><text:span text:style-name="T12"><text:line-break/></text:span><text:span text:style-name="T12">to accept conflicts</text:span><text:span text:style-name="T12"><text:line-break/></text:span><text:span text:style-name="T12">or reject each on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47" draw:text-style-name="P33" xml:id="id44" draw:id="id44" draw:layer="layout" svg:width="5.1cm" svg:height="2.9cm" svg:x="14.9cm" svg:y="13.9cm">
          <text:p text:style-name="P31"><text:span text:style-name="T6">Git Sync</text:span></text:p>
          <text:p text:style-name="P31"><text:span text:style-name="T12">Once resolved</text:span><text:span text:style-name="T12"><text:line-break/></text:span><text:span text:style-name="T12">push to the server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48" draw:text-style-name="P5" draw:layer="layout" svg:x1="10.5cm" svg:y1="6.2cm" svg:x2="10.5cm" svg:y2="7.1cm" draw:start-shape="id40" draw:start-glue-point="2" draw:end-shape="id41" draw:end-glue-point="4" svg:d="M10500 6200v900" svg:viewBox="0 0 1 901">
          <text:p/>
        </draw:connector>
        <draw:custom-shape draw:style-name="gr49" draw:text-style-name="P33" xml:id="id41" draw:id="id41" draw:layer="layout" svg:width="4.9cm" svg:height="2.9cm" svg:x="8.05cm" svg:y="7.1cm">
          <text:p text:style-name="P31"><text:span text:style-name="T6">Git</text:span></text:p>
          <text:p text:style-name="P31"><text:span text:style-name="T12">Pull down all</text:span><text:span text:style-name="T12"><text:line-break/></text:span><text:span text:style-name="T12">contributor possible</text:span></text:p>
          <text:p text:style-name="P31"><text:span text:style-name="T12">chan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50" draw:text-style-name="P34" xml:id="id40" draw:id="id40" draw:layer="layout" svg:width="8.6cm" svg:height="1.7cm" svg:x="6.2cm" svg:y="4.5cm">
          <text:p text:style-name="P31"><text:span text:style-name="T6">Frontend</text:span></text:p>
          <text:p text:style-name="P31"><text:span text:style-name="T7">From the frontend the user triggers save on a document,</text:span><text:span text:style-name="T7"><text:line-break/></text:span><text:span text:style-name="T7">or in the case of closing the app the app will ask to save</text:span><text:span text:style-name="T7"><text:line-break/></text:span><text:span text:style-name="T7">all open documents.</text:span></text:p>
          <draw:enhanced-geometry svg:viewBox="0 0 21600 21600" draw:type="rectangle" draw:enhanced-path="M 0 0 L 21600 0 21600 21600 0 21600 0 0 Z N"/>
        </draw:custom-shape>
        <draw:connector draw:style-name="gr51" draw:text-style-name="P5" draw:layer="layout" svg:x1="10.5cm" svg:y1="10cm" svg:x2="10.5cm" svg:y2="11.6cm" draw:start-shape="id41" draw:end-shape="id42" draw:end-glue-point="4" svg:d="M10500 10000v1600" svg:viewBox="0 0 1 1601">
          <text:p/>
        </draw:connector>
        <draw:connector draw:style-name="gr52" draw:text-style-name="P5" draw:layer="layout" svg:x1="12.3cm" svg:y1="13.4cm" svg:x2="14.9cm" svg:y2="11.75cm" draw:start-shape="id42" draw:start-glue-point="7" draw:end-shape="id43" draw:end-glue-point="5" svg:d="M12300 13400h1300v-1650h1300" svg:viewBox="0 0 2601 1651">
          <text:p/>
        </draw:connector>
        <draw:connector draw:style-name="gr48" draw:text-style-name="P5" draw:layer="layout" svg:x1="17.45cm" svg:y1="13.2cm" svg:x2="17.45cm" svg:y2="13.9cm" draw:start-shape="id43" draw:start-glue-point="6" draw:end-shape="id44" draw:end-glue-point="4" svg:d="M17450 13200v700" svg:viewBox="0 0 1 701">
          <text:p/>
        </draw:connector>
        <draw:custom-shape draw:style-name="gr45" draw:text-style-name="P30" xml:id="id45" draw:id="id45" draw:layer="layout" svg:width="3.6cm" svg:height="3.6cm" svg:x="8.8cm" svg:y="16.1cm">
          <text:p text:style-name="P29"><text:span text:style-name="T2">Resolved</text:span><text:span text:style-name="T2"><text:line-break/></text:span><text:span text:style-name="T2">conflicts?</text:span></text:p>
          <draw:enhanced-geometry svg:viewBox="0 0 21600 21600" draw:glue-points="10800 0 0 10800 10800 21600 21600 10800" draw:text-areas="5400 5400 16200 16200" draw:mirror-horizontal="false" draw:mirror-vertical="false" draw:type="diamond" draw:enhanced-path="M 10800 0 L 21600 10800 10800 21600 0 10800 10800 0 Z N"/>
        </draw:custom-shape>
        <draw:connector draw:style-name="gr51" draw:text-style-name="P5" draw:layer="layout" svg:x1="17.45cm" svg:y1="16.8cm" svg:x2="12.4cm" svg:y2="17.9cm" draw:start-shape="id44" draw:start-glue-point="6" draw:end-shape="id45" draw:end-glue-point="7" svg:d="M17450 16800v1100h-5050" svg:viewBox="0 0 5051 1101">
          <text:p/>
        </draw:connector>
        <draw:custom-shape draw:style-name="gr53" draw:text-style-name="P35" xml:id="id46" draw:id="id46" draw:layer="layout" svg:width="5.4cm" svg:height="2.2cm" svg:x="1.7cm" svg:y="16.8cm">
          <text:p text:style-name="P7"><text:span text:style-name="T6">User terminated</text:span><text:span text:style-name="T12"><text:line-break/></text:span><text:span text:style-name="T12">If user doesn’t resolve conflict’s</text:span><text:span text:style-name="T12"><text:line-break/></text:span><text:span text:style-name="T12">they will not be able to save</text:span><text:span text:style-name="T12"><text:line-break/></text:span><text:span text:style-name="T12">operation terminated.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4" draw:text-style-name="P5" draw:layer="layout" svg:x1="8.8cm" svg:y1="17.9cm" svg:x2="7.1cm" svg:y2="17.9cm" draw:start-shape="id45" draw:start-glue-point="5" draw:end-shape="id46" draw:end-glue-point="7" svg:d="M8800 17900h-1700" svg:viewBox="0 0 1701 1">
          <text:p/>
        </draw:connector>
        <draw:connector draw:style-name="gr48" draw:text-style-name="P5" draw:layer="layout" svg:x1="10.615cm" svg:y1="20.183cm" svg:x2="14.9cm" svg:y2="20.7cm" draw:end-shape="id47" draw:end-glue-point="4" svg:d="M10615 20183v8h4285v509" svg:viewBox="0 0 4286 518">
          <text:p/>
        </draw:connector>
        <draw:connector draw:style-name="gr48" draw:text-style-name="P5" draw:layer="layout" svg:x1="10.6cm" svg:y1="19.7cm" svg:x2="4.2cm" svg:y2="21.2cm" draw:end-shape="id48" draw:end-glue-point="4" svg:d="M10600 19700v500h-6400v1000" svg:viewBox="0 0 6401 1501">
          <text:p/>
        </draw:connector>
        <draw:custom-shape draw:style-name="gr55" draw:text-style-name="P34" xml:id="id49" draw:id="id49" draw:layer="layout" svg:width="8.6cm" svg:height="1.3cm" svg:x="6.6cm" svg:y="27.4cm">
          <text:p text:style-name="P31"><text:span text:style-name="T6">BCD file export</text:span></text:p>
          <text:p text:style-name="P31"><text:span text:style-name="T7">Zip and Write from the blankcanvas app directory to the</text:span><text:span text:style-name="T7"><text:line-break/></text:span><text:span text:style-name="T7">save directory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4.2cm" svg:y1="25.4cm" svg:x2="10.9cm" svg:y2="27.4cm" draw:start-shape="id48" draw:start-glue-point="6" draw:end-shape="id49" draw:end-glue-point="0" svg:d="M4200 25400v1001h6700v999" svg:viewBox="0 0 6701 2001">
          <text:p/>
        </draw:connector>
        <draw:connector draw:style-name="gr56" draw:text-style-name="P5" draw:layer="layout" svg:x1="14.9cm" svg:y1="24.9cm" svg:x2="10.9cm" svg:y2="27.4cm" draw:start-shape="id47" draw:start-glue-point="6" svg:d="M14900 24900v1501h-4000v999" svg:viewBox="0 0 4001 2501">
          <text:p/>
        </draw:connector>
      </draw:page>
      <draw:page draw:name="page6" draw:style-name="dp1" draw:master-page-name="Default">
        <draw:custom-shape draw:style-name="gr42" draw:text-style-name="P3" draw:layer="layout" svg:width="19cm" svg:height="3.1cm" svg:x="1cm" svg:y="1cm">
          <text:p text:style-name="P1"><text:span text:style-name="T2">Namespacing for all relatable endpoints</text:span></text:p>
          <text:p text:style-name="P1"><text:span text:style-name="T12"/></text:p>
          <text:p text:style-name="P1"><text:span text:style-name="T12">Names spacing is very important especially with documents that require semantic access. If we ensure that all endpoints</text:span><text:span text:style-name="T12"><text:line-break/></text:span><text:span text:style-name="T12">can be accessed the same then we create a predictable mapping model for all future end points. The namespacing is</text:span><text:span text:style-name="T12"><text:line-break/></text:span><text:span text:style-name="T12">just a relationship between the documents ID and the relatable data.</text:span></text:p>
          <draw:enhanced-geometry svg:viewBox="0 0 21600 21600" draw:type="rectangle" draw:enhanced-path="M 0 0 L 21600 0 21600 21600 0 21600 0 0 Z N"/>
        </draw:custom-shape>
        <draw:custom-shape draw:style-name="gr57" draw:text-style-name="P34" xml:id="id50" draw:id="id50" draw:layer="layout" svg:width="9.8cm" svg:height="2cm" svg:x="5.6cm" svg:y="4.6cm">
          <text:p text:style-name="P31"><text:span text:style-name="T6">Create</text:span></text:p>
          <text:p text:style-name="P31"><text:span text:style-name="T7">Triggered when…</text:span></text:p>
          <text:list text:style-name="L3">
            <text:list-item>
              <text:p text:style-name="P31"><text:span text:style-name="T7">When creating a new document (triggered by save endpoint)</text:span></text:p>
            </text:list-item>
            <text:list-item>
              <text:p text:style-name="P31"><text:span text:style-name="T7">When opening a document</text:span></text:p>
            </text:list-item>
            <text:list-item>
              <text:p text:style-name="P31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58" draw:text-style-name="P37" xml:id="id51" draw:id="id51" draw:layer="layout" svg:width="8.55cm" svg:height="5.9cm" svg:x="6.225cm" svg:y="8.2cm">
          <text:p text:style-name="P29">SQL</text:p>
          <text:p text:style-name="P29"><text:span text:style-name="T7"/></text:p>
          <text:p text:style-name="P29"><text:span text:style-name="T7"/></text:p>
          <text:p text:style-name="P29"><text:span text:style-name="T7">Store the documents…</text:span></text:p>
          <text:p text:style-name="P29"><text:span text:style-name="T7"/></text:p>
          <text:list text:style-name="L3">
            <text:list-item>
              <text:p text:style-name="P29"><text:span text:style-name="T7">location</text:span></text:p>
            </text:list-item>
            <text:list-item>
              <text:p text:style-name="P29"><text:span text:style-name="T7">ID (for relation data)</text:span></text:p>
            </text:list-item>
            <text:list-item>
              <text:p text:style-name="P36"><text:span text:style-name="T7">Import Connections</text:span></text:p>
            </text:list-item>
            <text:list-item>
              <text:p text:style-name="P36"><text:span text:style-name="T7">Import E2E</text:span></text:p>
            </text:list-item>
            <text:list-item>
              <text:p text:style-name="P36"><text:span text:style-name="T7">Import Profile</text:span></text:p>
            </text:list-item>
            <text:list-item>
              <text:p text:style-name="P36"><text:span text:style-name="T7">Import Permissions</text:span></text:p>
            </text:list-item>
          </text:list>
          <draw:enhanced-geometry svg:viewBox="0 0 21600 21600" draw:glue-points="10800 6800 10800 0 0 10800 10800 21600 21600 10800" draw:text-areas="0 6800 21600 18200" draw:mirror-horizontal="false" draw:mirror-vertical="false" draw:type="flowchart-magnetic-disk" draw:enhanced-path="M 0 3400 Y 10800 0 21600 3400 L 21600 18200 Y 10800 21600 0 18200 Z N M 0 3400 Y 10800 6800 21600 3400 N"/>
        </draw:custom-shape>
        <draw:connector draw:style-name="gr59" draw:text-style-name="P5" draw:layer="layout" svg:x1="10.5cm" svg:y1="6.6cm" svg:x2="10.5cm" svg:y2="8.2cm" draw:start-shape="id50" draw:start-glue-point="2" draw:end-shape="id51" draw:end-glue-point="5" svg:d="M10500 6600v1600" svg:viewBox="0 0 1 1601">
          <text:p/>
        </draw:connector>
        <draw:custom-shape draw:style-name="gr60" draw:text-style-name="P38" xml:id="id52" draw:id="id52" draw:layer="layout" svg:width="5.7cm" svg:height="2cm" svg:x="7.65cm" svg:y="15cm">
          <text:p text:style-name="P31"><text:span text:style-name="T6">Remove</text:span></text:p>
          <text:p text:style-name="P31"><text:span text:style-name="T7">Triggered when…</text:span></text:p>
          <text:list text:style-name="L3">
            <text:list-item>
              <text:p text:style-name="P31"><text:span text:style-name="T7">User closes document</text:span></text:p>
            </text:list-item>
            <text:list-item>
              <text:p text:style-name="P31"><text:span text:style-name="T7">When opening a document</text:span></text:p>
            </text:list-item>
            <text:list-item>
              <text:p text:style-name="P31"><text:span text:style-name="T7">When connecting to a document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style-name="gr61" draw:text-style-name="P39" xml:id="id54" draw:id="id54" draw:layer="layout" svg:width="4.406cm" svg:height="1.5cm" svg:x="1cm" svg:y="20.6cm">
          <text:p text:style-name="P5"><text:span text:style-name="T7">Connect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2" draw:text-style-name="P38" xml:id="id60" draw:id="id60" draw:layer="layout" svg:width="10.3cm" svg:height="1.8cm" svg:x="5.35cm" svg:y="26.9cm">
          <text:p text:style-name="P31"><text:span text:style-name="T6">Remove all relatable data from database</text:span></text:p>
          <text:p text:style-name="P31"><text:span text:style-name="T7">Remove all the related records from connections, E2E, profile</text:span><text:span text:style-name="T7"><text:line-break/></text:span><text:span text:style-name="T7">permissions, messages (custom endpoint, needs cleaning manually),</text:span><text:span text:style-name="T7"><text:line-break/></text:span><text:span text:style-name="T7">and finally remove the document record.</text:span></text:p>
          <draw:enhanced-geometry svg:viewBox="0 0 21600 21600" draw:type="rectangle" draw:enhanced-path="M 0 0 L 21600 0 21600 21600 0 21600 0 0 Z N"/>
        </draw:custom-shape>
        <draw:custom-shape draw:style-name="gr63" draw:text-style-name="P38" xml:id="id53" draw:id="id53" draw:layer="layout" svg:width="8.6cm" svg:height="1.3cm" svg:x="6.2cm" svg:y="17.4cm">
          <text:p text:style-name="P31"><text:span text:style-name="T6">Preparation</text:span></text:p>
          <text:p text:style-name="P31"><text:span text:style-name="T7">We now need to export all relational data and then export</text:span></text:p>
          <text:p text:style-name="P31"><text:span text:style-name="T7">it to JSON, ready for re-importing later.</text:span></text:p>
          <draw:enhanced-geometry svg:viewBox="0 0 21600 21600" draw:type="rectangle" draw:enhanced-path="M 0 0 L 21600 0 21600 21600 0 21600 0 0 Z N"/>
        </draw:custom-shape>
        <draw:custom-shape draw:style-name="gr64" draw:text-style-name="P39" xml:id="id55" draw:id="id55" draw:layer="layout" svg:width="3.167cm" svg:height="1.5cm" svg:x="5.819cm" svg:y="20.6cm">
          <text:p text:style-name="P5"><text:span text:style-name="T7">E2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4" draw:text-style-name="P39" xml:id="id56" draw:id="id56" draw:layer="layout" svg:width="3.167cm" svg:height="1.5cm" svg:x="9.261cm" svg:y="20.6cm">
          <text:p text:style-name="P5"><text:span text:style-name="T7">Profile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9" xml:id="id57" draw:id="id57" draw:layer="layout" svg:width="3.442cm" svg:height="1.5cm" svg:x="12.703cm" svg:y="20.6cm">
          <text:p text:style-name="P5"><text:span text:style-name="T7">Permission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5" draw:text-style-name="P39" xml:id="id58" draw:id="id58" draw:layer="layout" svg:width="3.442cm" svg:height="1.5cm" svg:x="16.558cm" svg:y="20.6cm">
          <text:p text:style-name="P5"><text:span text:style-name="T7">Messages</text:span></text:p>
          <draw:enhanced-geometry svg:viewBox="0 0 21600 21600" draw:glue-points="10800 0 0 10800 10800 21600 21600 10800" draw:text-areas="4350 0 17250 21600" draw:type="flowchart-preparation" draw:enhanced-path="M 4350 0 L 17250 0 21600 10800 17250 21600 4350 21600 0 10800 4350 0 Z N"/>
        </draw:custom-shape>
        <draw:custom-shape draw:style-name="gr66" draw:text-style-name="P34" xml:id="id59" draw:id="id59" draw:layer="layout" svg:width="10.3cm" svg:height="1.3cm" svg:x="5.35cm" svg:y="25cm">
          <text:p text:style-name="P31"><text:span text:style-name="T6">Compile all table data together</text:span></text:p>
          <text:p text:style-name="P31"><text:span text:style-name="T7">Grab all the relative data and create a JSON file with the key as the</text:span><text:span text:style-name="T7"><text:line-break/></text:span><text:span text:style-name="T7">table name and the values exported from each endpoint above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17cm" svg:x2="10.5cm" svg:y2="17.4cm" draw:start-shape="id52" draw:start-glue-point="2" draw:end-shape="id53" draw:end-glue-point="0" svg:d="M10500 17000v400" svg:viewBox="0 0 1 401">
          <text:p/>
        </draw:connector>
        <draw:connector draw:style-name="gr56" draw:text-style-name="P5" draw:layer="layout" draw:line-skew="-0.25cm" svg:x1="10.5cm" svg:y1="18.7cm" svg:x2="3.203cm" svg:y2="20.6cm" draw:start-shape="id53" draw:start-glue-point="2" draw:end-shape="id54" draw:end-glue-point="4" svg:d="M10500 18700v700h-7297v1200" svg:viewBox="0 0 7298 1901">
          <text:p/>
        </draw:connector>
        <draw:connector draw:style-name="gr56" draw:text-style-name="P5" draw:layer="layout" svg:x1="10.501cm" svg:y1="18.7cm" svg:x2="7.403cm" svg:y2="20.6cm" draw:end-shape="id55" draw:end-glue-point="4" svg:d="M10501 18700v700h-3098v1200" svg:viewBox="0 0 3099 1901">
          <text:p/>
        </draw:connector>
        <draw:connector draw:style-name="gr56" draw:text-style-name="P5" draw:layer="layout" svg:x1="10.501cm" svg:y1="18.7cm" svg:x2="10.845cm" svg:y2="20.6cm" draw:end-shape="id56" draw:end-glue-point="4" svg:d="M10501 18700v700h344v1200" svg:viewBox="0 0 345 1901">
          <text:p/>
        </draw:connector>
        <draw:connector draw:style-name="gr56" draw:text-style-name="P5" draw:layer="layout" svg:x1="10.501cm" svg:y1="18.7cm" svg:x2="14.424cm" svg:y2="20.6cm" draw:end-shape="id57" draw:end-glue-point="4" svg:d="M10501 18700v700h3923v1200" svg:viewBox="0 0 3924 1901">
          <text:p/>
        </draw:connector>
        <draw:connector draw:style-name="gr56" draw:text-style-name="P5" draw:layer="layout" svg:x1="10.502cm" svg:y1="18.7cm" svg:x2="18.279cm" svg:y2="20.6cm" draw:end-shape="id58" draw:end-glue-point="4" svg:d="M10502 18700v700h7777v1200" svg:viewBox="0 0 7778 1901">
          <text:p/>
        </draw:connector>
        <draw:connector draw:style-name="gr56" draw:text-style-name="P5" draw:layer="layout" draw:line-skew="0.199cm" svg:x1="3.203cm" svg:y1="22.1cm" svg:x2="10.5cm" svg:y2="25cm" draw:start-shape="id54" draw:start-glue-point="6" draw:end-shape="id59" draw:end-glue-point="0" svg:d="M3203 22100v1650h7297v1250" svg:viewBox="0 0 7298 2901">
          <text:p/>
        </draw:connector>
        <draw:connector draw:style-name="gr56" draw:text-style-name="P5" draw:layer="layout" svg:x1="7.403cm" svg:y1="22.1cm" svg:x2="10.551cm" svg:y2="24.9cm" draw:start-shape="id55" draw:start-glue-point="6" svg:d="M7403 22100v1651h3148v1149" svg:viewBox="0 0 3149 2801">
          <text:p/>
        </draw:connector>
        <draw:connector draw:style-name="gr56" draw:text-style-name="P5" draw:layer="layout" svg:x1="10.845cm" svg:y1="22.1cm" svg:x2="10.551cm" svg:y2="24.9cm" draw:start-shape="id56" draw:start-glue-point="6" svg:d="M10845 22100v1651h-294v1149" svg:viewBox="0 0 295 2801">
          <text:p/>
        </draw:connector>
        <draw:connector draw:style-name="gr56" draw:text-style-name="P5" draw:layer="layout" svg:x1="14.424cm" svg:y1="22.1cm" svg:x2="10.551cm" svg:y2="24.9cm" draw:start-shape="id57" draw:start-glue-point="6" svg:d="M14424 22100v1651h-3873v1149" svg:viewBox="0 0 3874 2801">
          <text:p/>
        </draw:connector>
        <draw:connector draw:style-name="gr56" draw:text-style-name="P5" draw:layer="layout" draw:line-skew="0.149cm" svg:x1="18.279cm" svg:y1="22.1cm" svg:x2="10.5cm" svg:y2="25cm" draw:start-shape="id58" draw:start-glue-point="6" draw:end-shape="id59" draw:end-glue-point="0" svg:d="M18279 22100v1600h-7779v1300" svg:viewBox="0 0 7780 2901">
          <text:p/>
        </draw:connector>
        <draw:connector draw:style-name="gr67" draw:text-style-name="P5" draw:layer="layout" svg:x1="10.5cm" svg:y1="26.3cm" svg:x2="10.5cm" svg:y2="26.9cm" draw:start-shape="id59" draw:start-glue-point="2" draw:end-shape="id60" draw:end-glue-point="0" svg:d="M10500 26300v600" svg:viewBox="0 0 1 601">
          <text:p/>
        </draw:connector>
      </draw:page>
      <draw:page draw:name="page7" draw:style-name="dp1" draw:master-page-name="Default">
        <draw:custom-shape draw:style-name="gr68" draw:text-style-name="P3" draw:layer="layout" svg:width="19cm" svg:height="4.6cm" svg:x="1cm" svg:y="1cm">
          <text:p text:style-name="P1"><text:span text:style-name="T2">E2E (end to end encryption) endpoints</text:span></text:p>
          <text:p text:style-name="P1"><text:span text:style-name="T12"/></text:p>
          <text:p text:style-name="P1"><text:span text:style-name="T12">Encryption is the only thing keeping us safe from prying eyes. This can easily be established on a server with a SSL verified</text:span><text:span text:style-name="T12"><text:line-break/></text:span><text:span text:style-name="T12">connection however this cannot be applied locally. In order for encryption to work we must first establish a connection to a device</text:span><text:span text:style-name="T12"><text:line-break/></text:span><text:span text:style-name="T12">through a public and private key upon authentication. Then to prevent a man in the middle attack we must generate a private</text:span><text:span text:style-name="T12"><text:line-break/></text:span><text:span text:style-name="T12">4096bit AES cypher key on the client side and share back with the public key. Now the server has only the client verified key.</text:span></text:p>
          <text:p text:style-name="P1"><text:span text:style-name="T12"/></text:p>
          <text:p text:style-name="P1"><text:span text:style-name="T12">Next we need to make an easy to use endpoint encryption or decryption endpoint for the use throughout the entire app.</text:span></text:p>
          <draw:enhanced-geometry svg:viewBox="0 0 21600 21600" draw:type="rectangle" draw:enhanced-path="M 0 0 L 21600 0 21600 21600 0 21600 0 0 Z N"/>
        </draw:custom-shape>
        <draw:custom-shape draw:style-name="gr69" draw:text-style-name="P34" xml:id="id66" draw:id="id66" draw:layer="layout" svg:width="9.8cm" svg:height="1.7cm" svg:x="5.6cm" svg:y="17.4cm">
          <text:p text:style-name="P31"><text:span text:style-name="T6">Encryption of all packet data</text:span></text:p>
          <text:p text:style-name="P31"><text:span text:style-name="T7">We store the symmetric key in the database under e2e table and</text:span><text:span text:style-name="T7"><text:line-break/></text:span><text:span text:style-name="T7">relate it to the user. We then allow this endpoint to encrypt or</text:span><text:span text:style-name="T7"><text:line-break/></text:span><text:span text:style-name="T7">decrypt JSON packet data.</text:span></text:p>
          <draw:enhanced-geometry svg:viewBox="0 0 21600 21600" draw:type="rectangle" draw:enhanced-path="M 0 0 L 21600 0 21600 21600 0 21600 0 0 Z N"/>
        </draw:custom-shape>
        <draw:custom-shape draw:style-name="gr70" draw:text-style-name="P30" xml:id="id63" draw:id="id63" draw:layer="layout" svg:width="5cm" svg:height="2.7cm" svg:x="8cm" svg:y="11.4cm">
          <text:p text:style-name="P40"><text:span text:style-name="T2">Is user authenticated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7" draw:text-style-name="P34" xml:id="id61" draw:id="id61" draw:layer="layout" svg:width="9.8cm" svg:height="2cm" svg:x="5.6cm" svg:y="6.4cm">
          <text:p text:style-name="P31"><text:span text:style-name="T6">New user connection</text:span></text:p>
          <text:p text:style-name="P31"><text:span text:style-name="T7">We now have a new user connection, the public part of the API</text:span><text:span text:style-name="T7"><text:line-break/></text:span><text:span text:style-name="T7">is to provide a public / private key pair generated on the ROOT,</text:span><text:span text:style-name="T7"><text:line-break/></text:span><text:span text:style-name="T7">this ensures we have at least a secure connection per client</text:span><text:span text:style-name="T7"><text:line-break/></text:span><text:span text:style-name="T7">without an SSL certificate</text:span></text:p>
          <draw:enhanced-geometry svg:viewBox="0 0 21600 21600" draw:type="rectangle" draw:enhanced-path="M 0 0 L 21600 0 21600 21600 0 21600 0 0 Z N"/>
        </draw:custom-shape>
        <draw:custom-shape draw:style-name="gr36" draw:text-style-name="P22" xml:id="id64" draw:id="id64" draw:layer="layout" svg:width="4.9cm" svg:height="1.4cm" svg:x="14.2cm" svg:y="12.05cm">
          <text:p text:style-name="P5"><text:span text:style-name="T13">NOT AUTHENTICATED</text:span></text:p>
          <text:p text:style-name="P5"><text:span text:style-name="T13">TERMINATE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1" draw:text-style-name="P34" xml:id="id62" draw:id="id62" draw:layer="layout" svg:width="9.8cm" svg:height="1.3cm" svg:x="5.6cm" svg:y="8.8cm">
          <text:p text:style-name="P31"><text:span text:style-name="T6">Verify user</text:span></text:p>
          <text:p text:style-name="P31"><text:span text:style-name="T7">User encrypts credentials packet data with the public security key</text:span><text:span text:style-name="T7"><text:line-break/></text:span><text:span text:style-name="T7">upon connection.</text:span></text:p>
          <draw:enhanced-geometry svg:viewBox="0 0 21600 21600" draw:type="rectangle" draw:enhanced-path="M 0 0 L 21600 0 21600 21600 0 21600 0 0 Z N"/>
        </draw:custom-shape>
        <draw:custom-shape draw:style-name="gr71" draw:text-style-name="P34" xml:id="id65" draw:id="id65" draw:layer="layout" svg:width="9.8cm" svg:height="1.3cm" svg:x="5.6cm" svg:y="15.2cm">
          <text:p text:style-name="P31"><text:span text:style-name="T6">User level encryption</text:span></text:p>
          <text:p text:style-name="P31"><text:span text:style-name="T7">Then the client side user creates a symmetrical key and passes</text:span><text:span text:style-name="T7"><text:line-break/></text:span><text:span text:style-name="T7">over an encrypted packet again using the public key from feathers.</text:span></text:p>
          <draw:enhanced-geometry svg:viewBox="0 0 21600 21600" draw:type="rectangle" draw:enhanced-path="M 0 0 L 21600 0 21600 21600 0 21600 0 0 Z N"/>
        </draw:custom-shape>
        <draw:connector draw:style-name="gr56" draw:text-style-name="P5" draw:layer="layout" svg:x1="10.5cm" svg:y1="8.4cm" svg:x2="10.5cm" svg:y2="8.8cm" draw:start-shape="id61" draw:start-glue-point="2" draw:end-shape="id62" draw:end-glue-point="0" svg:d="M10500 8400v400" svg:viewBox="0 0 1 401">
          <text:p/>
        </draw:connector>
        <draw:connector draw:style-name="gr56" draw:text-style-name="P5" draw:layer="layout" svg:x1="10.5cm" svg:y1="10.1cm" svg:x2="10.5cm" svg:y2="11.4cm" draw:start-shape="id62" draw:start-glue-point="2" draw:end-shape="id63" draw:end-glue-point="4" svg:d="M10500 10100v1300" svg:viewBox="0 0 1 1301">
          <text:p/>
        </draw:connector>
        <draw:connector draw:style-name="gr67" draw:text-style-name="P5" draw:layer="layout" svg:x1="14.2cm" svg:y1="12.75cm" svg:x2="13cm" svg:y2="12.75cm" draw:start-shape="id64" draw:start-glue-point="5" draw:end-shape="id63" draw:end-glue-point="7" svg:d="M14200 12750h-1200" svg:viewBox="0 0 1201 1">
          <text:p/>
        </draw:connector>
        <draw:connector draw:style-name="gr56" draw:text-style-name="P5" draw:layer="layout" svg:x1="10.5cm" svg:y1="14.1cm" svg:x2="10.5cm" svg:y2="15.2cm" draw:start-shape="id63" draw:start-glue-point="6" draw:end-shape="id65" draw:end-glue-point="0" svg:d="M10500 14100v1100" svg:viewBox="0 0 1 1101">
          <text:p/>
        </draw:connector>
        <draw:connector draw:style-name="gr56" draw:text-style-name="P5" draw:layer="layout" svg:x1="10.5cm" svg:y1="16.5cm" svg:x2="10.5cm" svg:y2="17.4cm" draw:start-shape="id65" draw:start-glue-point="2" draw:end-shape="id66" draw:end-glue-point="0" svg:d="M10500 16500v900" svg:viewBox="0 0 1 901">
          <text:p/>
        </draw:connector>
      </draw:page>
      <draw:page draw:name="page8" draw:style-name="dp1" draw:master-page-name="Default">
        <draw:custom-shape draw:style-name="gr72" draw:text-style-name="P26" draw:layer="layout" svg:width="19cm" svg:height="2.1cm" svg:x="1cm" svg:y="1cm">
          <text:p text:style-name="P41"><text:span text:style-name="T2">Attached file process</text:span></text:p>
          <text:p text:style-name="P41"><text:span text:style-name="T12"/></text:p>
          <text:p text:style-name="P41"><text:span text:style-name="T12">This process provides a way for the document to remain in sync with the user’s file system and attached files from blankcanvas.</text:span>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73" draw:text-style-name="P3" draw:layer="layout" svg:width="19cm" svg:height="3.6cm" svg:x="1cm" svg:y="1cm">
          <text:p text:style-name="P1"><text:span text:style-name="T2">Load Balancing endpoint</text:span></text:p>
          <text:p text:style-name="P1"><text:span text:style-name="T12"/></text:p>
          <text:p text:style-name="P1"><text:span text:style-name="T12">When less powerful devices need to render 3D assets through blenders cycle engine, or perform fluid simulations and so forth.</text:span><text:span text:style-name="T12"><text:line-break/></text:span><text:span text:style-name="T12">It is not recommended for lower capacity devices to run these tasks. The load balancing endpoint ensures we can instruct</text:span><text:span text:style-name="T12"><text:line-break/></text:span><text:span text:style-name="T12">more capable computing platforms to perform these tasks and balance the load on or off device. This is possible by the user’s</text:span><text:span text:style-name="T12"><text:line-break/></text:span><text:span text:style-name="T12">hardware profile and finding the most underutilized and more capable computer on the Blankcanvas network.</text:span></text:p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Default">
        <draw:custom-shape draw:style-name="gr74" draw:text-style-name="P3" draw:layer="layout" svg:width="19cm" svg:height="2.6cm" svg:x="1cm" svg:y="1cm">
          <text:p text:style-name="P1"><text:span text:style-name="T2">Server deploy</text:span></text:p>
          <text:p text:style-name="P1"><text:span text:style-name="T12"/></text:p>
          <text:p text:style-name="P1"><text:span text:style-name="T12">This process will be a server deploy for a third party server, not under the blankcanvas service but instead a user deployment</text:span><text:span text:style-name="T12"><text:line-break/></text:span><text:span text:style-name="T12">for their own purposes.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5-10T09:51:08.192000000</meta:creation-date>
    <dc:date>2020-05-15T15:42:40.124000000</dc:date>
    <meta:editing-duration>PT11H4M26S</meta:editing-duration>
    <meta:editing-cycles>57</meta:editing-cycles>
    <meta:generator>LibreOffice/6.3.3.2$Windows_X86_64 LibreOffice_project/a64200df03143b798afd1ec74a12ab50359878ed</meta:generator>
    <meta:document-statistic meta:object-count="146"/>
  </office:meta>
</office:document-meta>
</file>